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officeooo:paragraph-rsid="00b0598e"/>
    </style:style>
    <style:style style:name="P3" style:family="paragraph" style:parent-style-name="Table_20_Contents">
      <style:text-properties fo:font-weight="bold" officeooo:paragraph-rsid="00b0598e" style:font-weight-asian="bold" style:font-weight-complex="bold"/>
    </style:style>
    <style:style style:name="P4" style:family="paragraph" style:parent-style-name="Table_20_Contents">
      <style:text-properties fo:color="#c9211e" loext:opacity="100%" fo:font-weight="bold" officeooo:rsid="00b0598e" officeooo:paragraph-rsid="00b0598e" style:font-weight-asian="bold" style:font-weight-complex="bold"/>
    </style:style>
    <style:style style:name="P5" style:family="paragraph" style:parent-style-name="Standard">
      <style:text-properties officeooo:paragraph-rsid="00b7733a"/>
    </style:style>
    <style:style style:name="P6" style:family="paragraph" style:parent-style-name="Standard">
      <style:text-properties officeooo:paragraph-rsid="00c39021"/>
    </style:style>
    <style:style style:name="P7" style:family="paragraph" style:parent-style-name="Table_20_Contents">
      <style:text-properties officeooo:paragraph-rsid="00b1a736"/>
    </style:style>
    <style:style style:name="P8" style:family="paragraph" style:parent-style-name="Table_20_Contents">
      <style:text-properties officeooo:paragraph-rsid="00b238ba"/>
    </style:style>
    <style:style style:name="P9" style:family="paragraph" style:parent-style-name="Table_20_Contents">
      <style:text-properties officeooo:paragraph-rsid="00b2a366"/>
    </style:style>
    <style:style style:name="P10" style:family="paragraph" style:parent-style-name="Table_20_Contents">
      <style:text-properties officeooo:paragraph-rsid="00b49b7d"/>
    </style:style>
    <style:style style:name="P11" style:family="paragraph" style:parent-style-name="Table_20_Contents">
      <style:text-properties officeooo:paragraph-rsid="00b7733a"/>
    </style:style>
    <style:style style:name="P12" style:family="paragraph" style:parent-style-name="Table_20_Contents">
      <style:text-properties officeooo:paragraph-rsid="00b7de29"/>
    </style:style>
    <style:style style:name="P13" style:family="paragraph" style:parent-style-name="Table_20_Contents">
      <style:text-properties officeooo:paragraph-rsid="00b99092"/>
    </style:style>
    <style:style style:name="P14" style:family="paragraph" style:parent-style-name="Table_20_Contents">
      <style:text-properties officeooo:paragraph-rsid="00b9f335"/>
    </style:style>
    <style:style style:name="P15" style:family="paragraph" style:parent-style-name="Table_20_Contents">
      <style:text-properties officeooo:paragraph-rsid="00bab2b6"/>
    </style:style>
    <style:style style:name="P16" style:family="paragraph" style:parent-style-name="Table_20_Contents">
      <style:text-properties officeooo:rsid="00bd1540" officeooo:paragraph-rsid="00bd1540"/>
    </style:style>
    <style:style style:name="P17" style:family="paragraph" style:parent-style-name="Table_20_Contents">
      <style:text-properties officeooo:paragraph-rsid="00bdda77"/>
    </style:style>
    <style:style style:name="P18" style:family="paragraph" style:parent-style-name="Table_20_Contents">
      <style:text-properties officeooo:paragraph-rsid="00bf03c6"/>
    </style:style>
    <style:style style:name="P19" style:family="paragraph" style:parent-style-name="Table_20_Contents">
      <style:text-properties officeooo:paragraph-rsid="00bf39f0"/>
    </style:style>
    <style:style style:name="P20" style:family="paragraph" style:parent-style-name="Table_20_Contents">
      <style:text-properties officeooo:paragraph-rsid="00c197ec"/>
    </style:style>
    <style:style style:name="P21" style:family="paragraph" style:parent-style-name="Table_20_Contents">
      <style:text-properties officeooo:paragraph-rsid="00c39021"/>
    </style:style>
    <style:style style:name="P22" style:family="paragraph" style:parent-style-name="Table_20_Contents">
      <style:text-properties officeooo:paragraph-rsid="00c3df9a"/>
    </style:style>
    <style:style style:name="T1" style:family="text">
      <style:text-properties fo:font-weight="bold" style:font-weight-asian="bold" style:font-weight-complex="bold"/>
    </style:style>
    <style:style style:name="T2" style:family="text">
      <style:text-properties officeooo:rsid="00b1a736"/>
    </style:style>
    <style:style style:name="T3" style:family="text">
      <style:text-properties officeooo:rsid="00b238ba"/>
    </style:style>
    <style:style style:name="T4" style:family="text">
      <style:text-properties officeooo:rsid="00b2a366"/>
    </style:style>
    <style:style style:name="T5" style:family="text">
      <style:text-properties officeooo:rsid="00b49b7d"/>
    </style:style>
    <style:style style:name="T6" style:family="text">
      <style:text-properties officeooo:rsid="00b5b8a1"/>
    </style:style>
    <style:style style:name="T7" style:family="text">
      <style:text-properties officeooo:rsid="00b7733a"/>
    </style:style>
    <style:style style:name="T8" style:family="text">
      <style:text-properties officeooo:rsid="00b7de29"/>
    </style:style>
    <style:style style:name="T9" style:family="text">
      <style:text-properties officeooo:rsid="00b99092"/>
    </style:style>
    <style:style style:name="T10" style:family="text">
      <style:text-properties officeooo:rsid="00b9f335"/>
    </style:style>
    <style:style style:name="T11" style:family="text">
      <style:text-properties officeooo:rsid="00bab2b6"/>
    </style:style>
    <style:style style:name="T12" style:family="text">
      <style:text-properties officeooo:rsid="00bdda77"/>
    </style:style>
    <style:style style:name="T13" style:family="text">
      <style:text-properties officeooo:rsid="00bf03c6"/>
    </style:style>
    <style:style style:name="T14" style:family="text">
      <style:text-properties officeooo:rsid="00bf39f0"/>
    </style:style>
    <style:style style:name="T15" style:family="text">
      <style:text-properties officeooo:rsid="00c197ec"/>
    </style:style>
    <style:style style:name="T16" style:family="text">
      <style:text-properties officeooo:rsid="00c39021"/>
    </style:style>
    <style:style style:name="T17" style:family="text">
      <style:text-properties officeooo:rsid="00c3df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484497586992">
          <table:table-cell table:style-name="Table1.A1" office:value-type="string">
            <text:p text:style-name="P4">ΚΕΦΑΛΑΙΟΝ ΔΥΩΔΕΚΑ</text:p>
            <text:p text:style-name="P4">ΠΕΡΙ ΤΟΥ ΕΣΟΠΤΡΟΥ ΤΟΥ ΝΑΙΜΥΘΙΠΕ</text:p>
          </table:table-cell>
          <table:table-cell table:style-name="Table1.A1" office:value-type="string">
            <text:p text:style-name="P3">CHAPTER TWELVE </text:p>
            <text:p text:style-name="P2"><text:span text:style-name="T1">THE MIRROR OF ERISED</text:span> </text:p>
          </table:table-cell>
        </table:table-row>
        <table:table-row table:style-name="TableLine1484497595424">
          <table:table-cell table:style-name="Table1.A1" office:value-type="string">
            <text:p text:style-name="P7">καὶ μεσοῦντος τοῦ Δεκεμβρίου ἐπιόντων δέ τῶν Χριστουγέννων οἱ ἐν Ὑογοήτου ἐγρηγορότες ποτέ ἐπῄσθοντο πάντα τὰ <text:span text:style-name="T2">Ἔ</text:span>ξω τοῦ φρουρίου στιλπνότατα καί πολλῇ κεκαλυμμένα χιόνι.</text:p>
          </table:table-cell>
          <table:table-cell table:style-name="Table1.A1" office:value-type="string">
            <text:p text:style-name="P7">Christmas was coming. One morning in mid-December, Hogwarts woke to find itself covered in several feet of snow.</text:p>
          </table:table-cell>
        </table:table-row>
        <table:table-row table:style-name="TableLine1484497601952">
          <table:table-cell table:style-name="Table1.A1" office:value-type="string">
            <text:p text:style-name="P7">ἀτὰρ καὶ ἡ λίμνη ἐπεπήγει, καὶ οἱ δίδυμοι δίκας <text:span text:style-name="T2">ἔ</text:span>δωκαν κηλήσαντες σφαίρας χιόνος.<text:span text:style-name="T2"> αὗται γὰρ διώκουσαι τὸν Κίουρον ἐβεβλήκεσαν τὴν μίτραν αὐτοῦ ἐκ τοῦπισθεν.</text:span></text:p>
          </table:table-cell>
          <table:table-cell table:style-name="Table1.A1" office:value-type="string">
            <text:p text:style-name="P7">The lake froze solid and the Weasley twins were punished for bewitching several snowballs so that they followed Quirrell around, bouncing off the back of his turban.</text:p>
          </table:table-cell>
        </table:table-row>
        <table:table-row table:style-name="TableLine1484497601680">
          <table:table-cell table:style-name="Table1.A1" office:value-type="string">
            <text:p text:style-name="P7">αἱ δέ γλαῦκες, εἴ τις κατ’ οὐρανὸν χειμασθεῖσα ἐπιστολὴν κομίσαι οἶά τ’ ῆν, ἐνοσηλεύοντο Ἁγριώδους θεραπεύοντος πρίν πάλιν πέτεσθαι.</text:p>
            <text:p text:style-name="P7"/>
          </table:table-cell>
          <table:table-cell table:style-name="Table1.A1" office:value-type="string">
            <text:p text:style-name="P7">The few owls that managed to battle their way through the stormy sky to deliver mail had to be nursed back to health by Hagrid before they could fly off again.</text:p>
          </table:table-cell>
        </table:table-row>
        <table:table-row table:style-name="TableLine1484497597328">
          <table:table-cell table:style-name="Table1.A1" office:value-type="string">
            <text:p text:style-name="P7">πάντες δ’ οἱ μαθηταὶ σπουδῇ ηὐτρεπίζοντο πρὸς τὴν τῆς ἀναπαύλης ἀρχήν.<text:span text:style-name="T2"> </text:span>πυρὶ μὴν γὰρ ἐθέροντο ε”ν τε τῴ τῶν Γρυφινδώρων κοινείῳ καὶ ἐν τῷ μεγάρῳ - ὁ δέ κρυμὸς εἰσεδύετο μέχρι μυελῶν ὅμως - <text:span text:style-name="T2">ἔ</text:span>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table:style-name="Table1.A1" office:value-type="string">
            <text:p text:style-name="P7">No one could wait for the holidays to start. While the Gryffindor common room and the Great Hall had roaring fires, the drafty corridors had become icy and a bitter wind rattled the windows in the classrooms. </text:p>
          </table:table-cell>
        </table:table-row>
        <table:table-row table:style-name="TableLine1484497594608">
          <table:table-cell table:style-name="Table1.A1" office:value-type="string">
            <text:p text:style-name="P7">ἀλλὰ χείριστον ηὗρον τὰς τοῦ Σινάπεως σχολάς, κάτω γιγνομένας ἐν τῷ δεσμωτηρίῳ.<text:span text:style-name="T2"> τὸ πνεῦμα γὰρ ῆν αὐτοῖς ἰδεῖν καθάπερ ὁμίχλην κατ’ ὄμμα ἀτμίζουσαν, διὸ ε”μενον ἐφ’ ὅσον ἐδυν- ήθησαν ἐγγὺς τοῖς λέβησι θερμοῖς.</text:span></text:p>
          </table:table-cell>
          <table:table-cell table:style-name="Table1.A1" office:value-type="string">
            <text:p text:style-name="P7">Worst of all were Professor Snape's classes down in the dungeons, where their breath rose in a mist before them and they kept as close as possible to their hot cauldrons. </text:p>
          </table:table-cell>
        </table:table-row>
        <table:table-row table:style-name="TableLine1484497592160">
          <table:table-cell table:style-name="Table1.A1" office:value-type="string">
            <text:p text:style-name="P7">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table:style-name="Table1.A1" office:value-type="string">
            <text:p text:style-name="P7">"I do feel so sorry," said Draco Malfoy, <text:span text:style-name="T2">in the</text:span> Potions class, "for all those people who have to stay at Hogwarts for Christmas because they're not wanted at home." </text:p>
          </table:table-cell>
        </table:table-row>
        <table:table-row table:style-name="TableLine1484497592160">
          <table:table-cell table:style-name="Table1.A1" office:value-type="string">
            <text:p text:style-name="P7">κα<text:span text:style-name="T2">ὶ</text:span> μεταξὺ λέγων πρὸς τόν γ’ <text:span text:style-name="T2">Ἅ</text:span>ρειον παρέβλεπεν.</text:p>
          </table:table-cell>
          <table:table-cell table:style-name="Table1.A1" office:value-type="string">
            <text:p text:style-name="P7">He was looking over at Harry as he spoke. </text:p>
          </table:table-cell>
        </table:table-row>
        <table:table-row table:style-name="TableLine1484497592160">
          <table:table-cell table:style-name="Table1.A1" office:value-type="string">
            <text:p text:style-name="P7">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table:style-name="Table1.A1" office:value-type="string">
            <text:p text:style-name="P7">Crabbe and Goyle chuckled.<text:span text:style-name="T2"> Harry, who was measuring out powdered spine of lionfish, ignored them.</text:span></text:p>
          </table:table-cell>
        </table:table-row>
        <table:table-row table:style-name="TableLine1484497592160">
          <table:table-cell table:style-name="Table1.A1" office:value-type="string">
            <text:p text:style-name="P7">ὁ γὰρ Μάλθακος καὶ ἀηδέστερον παρεῖχεν ἑαυτὸν ἐκ τοῦ τότε ἀγῶνος ἰκαροσφαιρικοῦ.</text:p>
          </table:table-cell>
          <table:table-cell table:style-name="Table1.A1" office:value-type="string">
            <text:p text:style-name="P7">Malfoy had been even more unpleasant than usual since the Quidditch match.</text:p>
          </table:table-cell>
        </table:table-row>
        <table:table-row table:style-name="TableLine1484497592160">
          <table:table-cell table:style-name="Table1.A1" office:value-type="string">
            <text:p text:style-name="P7">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table:style-name="Table1.A1" office:value-type="string">
            <text:p text:style-name="P7">Disgusted that the Slytherins had lost, he had tried to get everyone laughing at how a wide-mouthed tree frog would be replacing Harry as Seeker next.</text:p>
          </table:table-cell>
        </table:table-row>
        <table:table-row table:style-name="TableLine1484497592160">
          <table:table-cell table:style-name="Table1.A1" office:value-type="string">
            <text:p text:style-name="P8">ἀλλὰ μαθων ὅτι οὐκ <text:span text:style-name="T3">ἔ</text:span>στιν ὅστις τοῦτό γε γελοῖον νομίζει - πάντες γὰρ ἐθαύμαζον τὸν <text:span text:style-name="T3">Ἅ</text:span>ρειον ὡς ἐκράτησεν εὖ τοῦ σάρου σφαδάζοντος - ζηλοτυπῶν<text:span text:style-name="T3"> καὶ φθονῶν πάλιν αὖθις δι’ ὀργῆς ὠνείδιζεν αὐτὸν ῶς οὐ γένος ἔχοντα ἐτήτυμον.</text:span></text:p>
          </table:table-cell>
          <table:table-cell table:style-name="Table1.A1" office:value-type="string">
            <text:p text:style-name="P8">Then he'd realized that nobody found this funny, because they were all so impressed at the way Harry had managed to stay on his bucking broomstick.<text:span text:style-name="T3"> So Malfoy, jealous and angry, had gone back to taunting Harry about having no proper family.</text:span></text:p>
          </table:table-cell>
        </table:table-row>
        <table:table-row table:style-name="TableLine1484497592160">
          <table:table-cell table:style-name="Table1.A1" office:value-type="string">
            <text:p text:style-name="P8">καὶ ὡς ἀληθῶς ὁ <text:span text:style-name="T3">Ἅ</text:span>ρειος οὐκ <text:span text:style-name="T3">ἔ</text:span>μελλεν ἐπανιέναι πρὸς τὴν τῶν μυρσίνων ὁδὸν ἐπὶ τῶν Χριστουγέννων.</text:p>
          </table:table-cell>
          <table:table-cell table:style-name="Table1.A1" office:value-type="string">
            <text:p text:style-name="P8">It was true that Harry wasn't going back to Privet Drive for Christmas.</text:p>
          </table:table-cell>
        </table:table-row>
        <text:soft-page-break/>
        <table:table-row table:style-name="TableLine1484497592160">
          <table:table-cell table:style-name="Table1.A1" office:value-type="string">
            <text:p text:style-name="P8">ἡ γὰρ Μαγονωγαλέα κατάλογον ὀλίγῳ πρότερον ἐπεποίητο τῶν μαθητῶν εἴ τις ἤθελεν αὐτόθι μεῖναι διὰ τὴν ἀνάπαυλαν.<text:span text:style-name="T3"> καὶ ὁ Ἅ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γενημένων. καὶ τὸν Ῥοῶνα καὶ τοὺς ἀδελφοὺς ε”δει μένειν, διότι οἱ γονεῖς αὐτῶν ἔμελλον εἰς Ῥουμανίαν ἰέναι φοιτήσοντες παρὰ τὸν Κάρολον.</text:span></text:p>
          </table:table-cell>
          <table:table-cell table:style-name="Table1.A1" office:value-type="string">
            <text:p text:style-name="P8">Professor McGonagall had come around the week before, making a list of students who would be staying for the holidays, and Harry had signed up at once.<text:span text:style-name="T3"> He didn't feel sorry for himself at all; this would probably be the best Christmas he'd ever had. Ron and his brothers were staying, too, because Mr. and Mrs. Weasley were going to Romania to visit Charlie.</text:span></text:p>
          </table:table-cell>
        </table:table-row>
        <table:table-row table:style-name="TableLine1484497592160">
          <table:table-cell table:style-name="Table1.A1" office:value-type="string">
            <text:p text:style-name="P8">ἀνιόντες δέ ἀπὸ τοῦ δεσμωτηρίου μετὰ τὴν ἐπὶ πόσεων σχολήν, ἐνέτυχον πεύκῃ μεγάλῃ τὴν διαδρομὴν ἐμποδῶν φραττούσῃ.</text:p>
          </table:table-cell>
          <table:table-cell table:style-name="Table1.A1" office:value-type="string">
            <text:p text:style-name="P8">When they left the dungeons at the end of Potions, they found a large fir tree blocking the corridor ahead. </text:p>
          </table:table-cell>
        </table:table-row>
        <table:table-row table:style-name="TableLine1484497592160">
          <table:table-cell table:style-name="Table1.A1" office:value-type="string">
            <text:p text:style-name="P8">ἰδόντες μὲν οὖν πόδας δύο ὑπερμεγέθεις ε”νερθε προῦχοντας, ἀκούσαντες δέ τινος τραχέως δὴ πνευστιῶντος, <text:span text:style-name="T3">ἔ</text:span>γνωσαν τοῦ Ἁγριώδους ὄπισθεν ὄντος.</text:p>
            <text:p text:style-name="P8"/>
          </table:table-cell>
          <table:table-cell table:style-name="Table1.A1" office:value-type="string">
            <text:p text:style-name="P8">Two enormous feet sticking out at the bottom and a loud puffing sound told them that Hagrid was behind it. </text:p>
          </table:table-cell>
        </table:table-row>
        <table:table-row table:style-name="TableLine1484497592160">
          <table:table-cell table:style-name="Table1.A1" office:value-type="string">
            <text:p text:style-name="P8">καί ὁ Ῥοῶν προκύψας μεταξὺ τῶν κλάδων Χαῖρε, ἔφη, ῶ Ἁγρίωδες.</text:p>
          </table:table-cell>
          <table:table-cell table:style-name="Table1.A1" office:value-type="string">
            <text:p text:style-name="P8">"Hi, Hagrid, want any help?" Ron asked, sticking his head through the branches. </text:p>
          </table:table-cell>
        </table:table-row>
        <table:table-row table:style-name="TableLine1484497592160">
          <table:table-cell table:style-name="Table1.A1" office:value-type="string">
            <text:p text:style-name="P9"><text:span text:style-name="T3">ἦ</text:span> δέῃ σὺ συνέργου<text:span text:style-name="T3">;</text:span> Κάλλιστ’ ἐπαινῶ.</text:p>
          </table:table-cell>
          <table:table-cell table:style-name="Table1.A1" office:value-type="string">
            <text:p text:style-name="P8">"Nah, I'm all right, thanks, Ron."</text:p>
          </table:table-cell>
        </table:table-row>
        <table:table-row table:style-name="TableLine1484497592160">
          <table:table-cell table:style-name="Table1.A1" office:value-type="string">
            <text:p text:style-name="P9">ἀλλ’ ἀκοῦσαι <text:span text:style-name="T4">ἦ</text:span>ν τινὸς κατόπιν φάσκοντος ὅτι Ἐκποδὼν ἄναγε σεαυτὸν εἰ δοκεῖ σοι.<text:span text:style-name="T4"> ὁ γὰρ Μάλθακος ἐντρυφῶν ὡς ἔ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span></text:p>
          </table:table-cell>
          <table:table-cell table:style-name="Table1.A1" office:value-type="string">
            <text:p text:style-name="P9">"Would you mind moving out of the way?" came Malfoys cold drawl from behind them.<text:span text:style-name="T4"> "Are you trying to earn some extra money, Weasley? Hoping to be gamekeeper yourself when you leave Hogwarts, I suppose -- that hut of Hagrid's must seem like a palace compared to what your family's used to." </text:span></text:p>
          </table:table-cell>
        </table:table-row>
        <table:table-row table:style-name="TableLine1484497592160">
          <table:table-cell table:style-name="Table1.A1" office:value-type="string">
            <text:p text:style-name="P9">καὶ ἐμπίπτοντος αὐτῷ τοῦ Ῥοῶνος, ὁ Σίναπυς ἀνῆλθεν.</text:p>
          </table:table-cell>
          <table:table-cell table:style-name="Table1.A1" office:value-type="string">
            <text:p text:style-name="P9">Ron dived at Malfoy just as Snape came up the stairs. </text:p>
          </table:table-cell>
        </table:table-row>
        <table:table-row table:style-name="TableLine1484497592160">
          <table:table-cell table:style-name="Table1.A1" office:value-type="string">
            <text:p text:style-name="P9">Οὗτος σύ, <text:span text:style-name="T4">ἔ</text:span>φη βοῶν, ῶ Εὐισήλιε.</text:p>
          </table:table-cell>
          <table:table-cell table:style-name="Table1.A1" office:value-type="string">
            <text:p text:style-name="P9">"WEASLEY!" </text:p>
          </table:table-cell>
        </table:table-row>
        <table:table-row table:style-name="TableLine1484497592160">
          <table:table-cell table:style-name="Table1.A1" office:value-type="string">
            <text:p text:style-name="P9">ὁ δὲ μεθῆκε τὸν τρίβωνα ἐκείνου.</text:p>
          </table:table-cell>
          <table:table-cell table:style-name="Table1.A1" office:value-type="string">
            <text:p text:style-name="P9">Ron let go of the front of Malfoy's robes.</text:p>
          </table:table-cell>
        </table:table-row>
        <table:table-row table:style-name="TableLine1484497592160">
          <table:table-cell table:style-name="Table1.A1" office:value-type="string">
            <text:p text:style-name="P9">ὁ δ’ Ἁγριώδης προκύψας τὴν ὄψιν δασεῖαν ὄπισθε τοῦ δένδρου Ἀλλὰ παρώξυνεν αὐτόν, ἔφη, ὁ Μάλθακος τὸ γένος προπηλακίζων.</text:p>
          </table:table-cell>
          <table:table-cell table:style-name="Table1.A1" office:value-type="string">
            <text:p text:style-name="P9">"He was provoked, Professor Snape," said Hagrid, sticking his huge hairy face out from behind the tree.<text:span text:style-name="T4"> "Malfoy was insultin' his family." </text:span></text:p>
          </table:table-cell>
        </table:table-row>
        <table:table-row table:style-name="TableLine1484497592160">
          <table:table-cell table:style-name="Table1.A1" office:value-type="string">
            <text:p text:style-name="P9">ὁ δέ Σίναπυς ἠπίως Παρενόμησε δ’ οὖν, ἔφη, <text:span text:style-name="T4">ὦ</text:span> δαιμόνιε, οὐ θεμιτὸν ὃν τὸ ὑβριστικῶς ἐρίζειν.</text:p>
            <text:p text:style-name="P9">ὥστε πέντε βαθμούς, ῶ Εὐισήλιε, ἀπώλεσας τοῖς Γρυφινδώροις.</text:p>
          </table:table-cell>
          <table:table-cell table:style-name="Table1.A1" office:value-type="string">
            <text:p text:style-name="P9">"Be that as it may, fighting is against Hogwarts rules, Hagrid," said Snape silkily.</text:p>
          </table:table-cell>
        </table:table-row>
        <table:table-row table:style-name="TableLine1484497592160">
          <table:table-cell table:style-name="Table1.A1" office:value-type="string">
            <text:p text:style-name="P9">καί χάριν ἴσθι ὅτι ο<text:span text:style-name="T4">ὐ</text:span> πλείους.</text:p>
          </table:table-cell>
          <table:table-cell table:style-name="Table1.A1" office:value-type="string">
            <text:p text:style-name="P9">"Five points from Gryffindor, Weasley, and be grateful it isn't more.<text:span text:style-name="T4">"</text:span></text:p>
          </table:table-cell>
        </table:table-row>
        <table:table-row table:style-name="TableLine1484497592160">
          <table:table-cell table:style-name="Table1.A1" office:value-type="string">
            <text:p text:style-name="P9">ἀλλ’ ἐκ τοῦ μέσου ἅπαντες.</text:p>
          </table:table-cell>
          <table:table-cell table:style-name="Table1.A1" office:value-type="string">
            <text:p text:style-name="P9">Move along, all of you."</text:p>
          </table:table-cell>
        </table:table-row>
        <table:table-row table:style-name="TableLine1484497592160">
          <table:table-cell table:style-name="Table1.A1" office:value-type="string">
            <text:p text:style-name="P9">καὶ ὁ Μάλθακος μετὰ τοῦ Καρκίνου καὶ τοῦ Κέρκοπος παρωθήσας τὸ δένδρον ὥστε φύλλια χυδὴν σκεδάσαι σαρδάνιον ἐγέλα.</text:p>
          </table:table-cell>
          <table:table-cell table:style-name="Table1.A1" office:value-type="string">
            <text:p text:style-name="P9">Malfoy, Crabbe, and Goyle pushed roughly past the tree, scattering needles everywhere and smirking.</text:p>
          </table:table-cell>
        </table:table-row>
        <table:table-row table:style-name="TableLine1484497592160">
          <table:table-cell table:style-name="Table1.A1" office:value-type="string">
            <text:p text:style-name="P9">κα<text:span text:style-name="T4">ὶ</text:span> ὁ Ῥοῶν πρὸς τὸ νῶτον τούτου βλέπων καὶ πρίων ἅμα τοὺς ὀδόντας Τιμωρήσομαι γὰρ αὐτόν, ἔφη.<text:span text:style-name="T4"> ἔσται νὴ τὸν Δί’ ὅτε τιμωρήσομαι αὐτόν.</text:span></text:p>
          </table:table-cell>
          <table:table-cell table:style-name="Table1.A1" office:value-type="string">
            <text:p text:style-name="P9">"I'll get him," said Ron, grinding his teeth at Malfoy's back, "one of these days, I'll get him --"</text:p>
          </table:table-cell>
        </table:table-row>
        <table:table-row table:style-name="TableLine1484497592160">
          <table:table-cell table:style-name="Table1.A1" office:value-type="string">
            <text:p text:style-name="P9">Ἀμφοτέρους γὰρ μισῶ, ἦ δ’ ὃς ὁ <text:span text:style-name="T4">Ἅ</text:span>ρειος, καὶ τὸν <text:soft-page-break/>Μάλθακον καὶ τὸν Σίναπυν.</text:p>
          </table:table-cell>
          <table:table-cell table:style-name="Table1.A1" office:value-type="string">
            <text:p text:style-name="P9">"I hate them both," said Harry, "Malfoy and <text:soft-page-break/>Snape."</text:p>
          </table:table-cell>
        </table:table-row>
        <table:table-row table:style-name="TableLine1484497592160">
          <table:table-cell table:style-name="Table1.A1" office:value-type="string">
            <text:p text:style-name="P10">Ἀλλ’ εἶα, ἔφη ὁ Ἁγριώδης.<text:span text:style-name="T4"> </text:span>κα<text:span text:style-name="T4">ὶ</text:span> γὰρ τὰ<text:span text:style-name="T4"> </text:span>Χριστούγεννα οῦ πολὺ ἀπέχει.<text:span text:style-name="T5"> θάρρει δῆτα. ἄλλο τι ἢ μετ’ ἐμοῦ ἐλθόντες θεάσεσθε τὸ μέγαρον περικαλλὲς ἤδη γενόμενον;</text:span></text:p>
          </table:table-cell>
          <table:table-cell table:style-name="Table1.A1" office:value-type="string">
            <text:p text:style-name="P9">"Come on, cheer up, it's nearly Christmas," said Hagrid. "Tell yeh what, come with me an' see the Great Hall, looks a treat."</text:p>
          </table:table-cell>
        </table:table-row>
        <table:table-row table:style-name="TableLine1484497592160">
          <table:table-cell table:style-name="Table1.A1" office:value-type="string">
            <text:p text:style-name="P10">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table:style-name="Table1.A1" office:value-type="string">
            <text:p text:style-name="P10">So the three of them followed Hagrid and his tree off to -the Great Hall, where Professor McGonagall and Professor Flitwick were busy with the Christmas decorations.</text:p>
          </table:table-cell>
        </table:table-row>
        <table:table-row table:style-name="TableLine1484497592160">
          <table:table-cell table:style-name="Table1.A1" office:value-type="string">
            <text:p text:style-name="P10"><text:span text:style-name="T5">Ἔ</text:span>α, <text:span text:style-name="T5">ὦ </text:span>Ἁγρίωδες.<text:span text:style-name="T5"> τὸ γὰρ ὕστατον ἔχεις τῶν δένδρων. οὔκουν εἰς τὸν μυχὸν θήσεις;</text:span></text:p>
          </table:table-cell>
          <table:table-cell table:style-name="Table1.A1" office:value-type="string">
            <text:p text:style-name="P10">"Ah, Hagrid, the last tree -- put it in the far corner, would you?" </text:p>
          </table:table-cell>
        </table:table-row>
        <table:table-row table:style-name="TableLine1484497592160">
          <table:table-cell table:style-name="Table1.A1" office:value-type="string">
            <text:p text:style-name="P10">κα<text:span text:style-name="T5">ὶ</text:span> μὴν εὐπρεπέστατον δὴ ἐνόμισας ἂν τὸ μέγαρον.</text:p>
          </table:table-cell>
          <table:table-cell table:style-name="Table1.A1" office:value-type="string">
            <text:p text:style-name="P10">The hall looked spectacular. </text:p>
          </table:table-cell>
        </table:table-row>
        <table:table-row table:style-name="TableLine1484497592160">
          <table:table-cell table:style-name="Table1.A1" office:value-type="string">
            <text:p text:style-name="P10">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table:style-name="Table1.A1" office:value-type="string">
            <text:p text:style-name="P10">Festoons of holly and mistletoe hung all around the walls, and no less than twelve towering Christmas trees stood around the room, some sparkling with tiny icicles, some glittering with hundreds of candles.</text:p>
          </table:table-cell>
        </table:table-row>
        <table:table-row table:style-name="TableLine1484497592160">
          <table:table-cell table:style-name="Table1.A1" office:value-type="string">
            <text:p text:style-name="P11">κα<text:span text:style-name="T7">ὶ</text:span> ὁ Ἁγριώδης Πόσας σύ, ἔφη, <text:span text:style-name="T7">ἔ</text:span>τι περιμενεῖς ἐνθάδε ἡμέρας πρὶν ἀναπαύλης ἄρξαι<text:span text:style-name="T7">;</text:span> </text:p>
            <text:p text:style-name="P11"/>
          </table:table-cell>
          <table:table-cell table:style-name="Table1.A1" office:value-type="string">
            <text:p text:style-name="P11">"How many days you got left until yer holidays?" Hagrid asked. </text:p>
          </table:table-cell>
        </table:table-row>
        <table:table-row table:style-name="TableLine1484497592160">
          <table:table-cell table:style-name="Table1.A1" office:value-type="string">
            <text:p text:style-name="P11">Μίαν γε, εἶπεν ἡ Ἑρμιόνη, διόπερ ὀφείλομεν ἐν τῇ βιβλιοθήκῃ ἤδη παρεῖναι, ἡμιώριον μόνον ἔχοντες πρὶν ἀριστᾶν.</text:p>
          </table:table-cell>
          <table:table-cell table:style-name="Table1.A1" office:value-type="string">
            <text:p text:style-name="P11">"Just one," said Hermione. "And that reminds me -Harry, Ron, we've got half an hour before lunch, we should be in the library." </text:p>
          </table:table-cell>
        </table:table-row>
        <table:table-row table:style-name="TableLine1484497592160">
          <table:table-cell table:style-name="Table1.A1" office:value-type="string">
            <text:p text:style-name="P11">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able:table-cell>
          <table:table-cell table:style-name="Table1.A1" office:value-type="string">
            <text:p text:style-name="P11">"Oh yeah, you're right," said Ron, tearing his eyes away from Professor Flitwick, who had golden bubbles blossoming out of his wand and was trailing them over the branches of the new tree. </text:p>
          </table:table-cell>
        </table:table-row>
        <table:table-row table:style-name="TableLine1484497592160">
          <table:table-cell table:style-name="Table1.A1" office:value-type="string">
            <text:p text:style-name="P11">ὁ δ’ Ἁγριώδης ἑπόμενος αὐτοῖς ἐκ τοῦ μεγάρου ἐλθοῦσιν <text:span text:style-name="T7">Ἦ</text:span> καὶ εἰς βιβλιοθήκην, ἔφη.<text:span text:style-name="T7"> οὔκουν λίαν φιλομαθεῖτε τῆς ἀναπαύλης μονονουχὶ ἀρξαμένης;</text:span></text:p>
          </table:table-cell>
          <table:table-cell table:style-name="Table1.A1" office:value-type="string">
            <text:p text:style-name="P11">"The library?" said Hagrid, following them out of the hall. "Just before the holidays? Bit keen, aren't yeh?" </text:p>
          </table:table-cell>
        </table:table-row>
        <table:table-row table:style-name="TableLine1484497592160">
          <table:table-cell table:style-name="Table1.A1" office:value-type="string">
            <text:p text:style-name="P11">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table:style-name="Table1.A1" office:value-type="string">
            <text:p text:style-name="P11">"Oh, we're not working," Harry told him brightly.<text:span text:style-name="T7"> "Ever since you mentioned Nicolas Flamel we've been trying to find out who he is."</text:span></text:p>
          </table:table-cell>
        </table:table-row>
        <table:table-row table:style-name="TableLine1484497592160">
          <table:table-cell table:style-name="Table1.A1" office:value-type="string">
            <text:p text:style-name="P11">ἐκεῖνος δέ πεπλῆχθαι δοκῶν Τί δέ δή, ἔφη.</text:p>
            <text:p text:style-name="P11">ἀκούσατέ μου.<text:span text:style-name="T7"> ἐκέλευσα γὰρ ὑμᾶς ἐὰν ταῦτα ὡς οὐδὲν προσήκοντα τοῦ ὑπὸ τοῦ κυνὸς φυλαττομένου.</text:span></text:p>
          </table:table-cell>
          <table:table-cell table:style-name="Table1.A1" office:value-type="string">
            <text:p text:style-name="P11">"You what?" Hagrid looked shocked. "Listen here -- I've told yeh -- drop it. It's nothin' to you what that dog's guardin'."</text:p>
          </table:table-cell>
        </table:table-row>
        <table:table-row table:style-name="TableLine1484497592160">
          <table:table-cell table:style-name="Table1.A1" office:value-type="string">
            <text:p text:style-name="P11">ἡ δ’ <text:span text:style-name="T7">Ἑ</text:span>ρμιόνη Βουλόμεθα δ’ οῦν, ἔφη, εἰδέναι ἁπλῶς τὸν Νικολᾶον Φλάμηλον ὅστις ἐστίν.</text:p>
          </table:table-cell>
          <table:table-cell table:style-name="Table1.A1" office:value-type="string">
            <text:p text:style-name="P11">"We just want to know who Nicolas Flamel is, that's all," said Hermione. </text:p>
          </table:table-cell>
        </table:table-row>
        <table:table-row table:style-name="TableLine1484497592160">
          <table:table-cell table:style-name="Table1.A1" office:value-type="string">
            <text:p text:style-name="P11">ὁ δ<text:span text:style-name="T7">' Ἅ</text:span>ρειος ἀναλαβών Εἰ μὴ σὺ θέλοις εἰπεῖν ἡμῖν ώνήσας<text:span text:style-name="T7">;</text:span></text:p>
          </table:table-cell>
          <table:table-cell table:style-name="Table1.A1" office:value-type="string">
            <text:p text:style-name="P11">"Unless you'd like to tell us and save us the trouble?" Harry added.</text:p>
          </table:table-cell>
        </table:table-row>
        <table:table-row table:style-name="TableLine1484497592160">
          <table:table-cell table:style-name="Table1.A1" office:value-type="string">
            <text:p text:style-name="P5">μυρία γὰρ βιβλία ἤδη ἐξετάσαντες οὐκ ηὑρήκαμεν αὐτὸν οὐδαμοῦ.<text:span text:style-name="T7"> </text:span>τὸ δ’ ὄνομα αὐτοῦ εῦ οἷδ’ ὅτι ἀνέγνων που.<text:span text:style-name="T7"> ἦ δοκεῖ σοι καὶ μικρόν τι εἰπεῖν;</text:span></text:p>
          </table:table-cell>
          <table:table-cell table:style-name="Table1.A1" office:value-type="string">
            <text:p text:style-name="P11">"We must've been through hundreds of books already and we can't find him anywhere -- just give us a hint -- I know I've read his name somewhere."</text:p>
          </table:table-cell>
        </table:table-row>
        <table:table-row table:style-name="TableLine1484497592160">
          <table:table-cell table:style-name="Table1.A1" office:value-type="string">
            <text:p text:style-name="P11"><text:span text:style-name="T7">Ἤ</text:span>κιστα, ἔφη.</text:p>
          </table:table-cell>
          <table:table-cell table:style-name="Table1.A1" office:value-type="string">
            <text:p text:style-name="P11">"I'm sayin' nothin, said Hagrid flatly. </text:p>
          </table:table-cell>
        </table:table-row>
        <table:table-row table:style-name="TableLine1484497592160">
          <table:table-cell table:style-name="Table1.A1" office:value-type="string">
            <text:p text:style-name="P12">καὶ ὁ Ῥοών Ἐξιχνευτέον δῆτα, ἔφη, μόνοις ἡμῖν.</text:p>
            <text:p text:style-name="P12">καὶ τὸν Ἃγρι- ώδη ἀνιώμενόν τι καταλιπόντες εἰς τὴν βιβλιοθήκην ἠπείγοντο.</text:p>
          </table:table-cell>
          <table:table-cell table:style-name="Table1.A1" office:value-type="string">
            <text:p text:style-name="P12">"Just have to find out for ourselves, then," said Ron, and they left Hagrid looking disgruntled and hurried off to the library. </text:p>
          </table:table-cell>
        </table:table-row>
        <text:soft-page-break/>
        <table:table-row table:style-name="TableLine1484497592160">
          <table:table-cell table:style-name="Table1.A1" office:value-type="string">
            <text:p text:style-name="P12">καὶ γὰρ ἐν βιβλίοις ἐξίχνευον τὸ τοῦ Φλαμήλου ὄνομα ἐξ οὗ ὁ Ἁγριώδης λαθόμενος εἶπεν αὐτό, ἀλλ’ εἰ μὴ οὕτως, οὐκ ᾔδεσαν ὅπως εὕρωσι τί δὴ ὁ Σίναπυς μέλλοι κλέψειν.</text:p>
          </table:table-cell>
          <table:table-cell table:style-name="Table1.A1" office:value-type="string">
            <text:p text:style-name="P12">They had indeed been searching books for Flamel's name ever since Hagrid had let it slip, because how else were they going to find out what Snape was trying to steal?</text:p>
          </table:table-cell>
        </table:table-row>
        <table:table-row table:style-name="TableLine1484497592160">
          <table:table-cell table:style-name="Table1.A1" office:value-type="string">
            <text:p text:style-name="P12">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table:style-name="Table1.A1" office:value-type="string">
            <text:p text:style-name="P12">The trouble was, it was very hard to know where to begin, not knowing what Flamel might have done to get himself into a book.</text:p>
          </table:table-cell>
        </table:table-row>
        <table:table-row table:style-name="TableLine1484497592160">
          <table:table-cell table:style-name="Table1.A1" office:value-type="string">
            <text:p text:style-name="P12">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table:style-name="Table1.A1" office:value-type="string">
            <text:p text:style-name="P12">He wasn't in Great Wizards of the Twentieth Century, or Notable Magical Names of Our Time; he was missing, too, from Important Modern Magical Discoveries, and A Study of Recent Developments in Wizardry.</text:p>
          </table:table-cell>
        </table:table-row>
        <table:table-row table:style-name="TableLine1484497592160">
          <table:table-cell table:style-name="Table1.A1" office:value-type="string">
            <text:p text:style-name="P12">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table:style-name="Table1.A1" office:value-type="string">
            <text:p text:style-name="P12">And then, of course, there was the sheer size of the library; tens of thousands of books; thousands of shelves; hundreds of narrow rows.</text:p>
          </table:table-cell>
        </table:table-row>
        <table:table-row table:style-name="TableLine1484497592160">
          <table:table-cell table:style-name="Table1.A1" office:value-type="string">
            <text:p text:style-name="P12">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table:style-name="Table1.A1" office:value-type="string">
            <text:p text:style-name="P12">Hermione took out a list of subjects and titles she had decided to search while Ron strode off down a row of books and started pulling them off the shelves at random.</text:p>
          </table:table-cell>
        </table:table-row>
        <table:table-row table:style-name="TableLine1484497592160">
          <table:table-cell table:style-name="Table1.A1" office:value-type="string">
            <text:p text:style-name="P12">ὁ δ’ “Άρειος αῦ προσῆλθε τὸ χωρίον τὸ τῶν ἐξαιρέτων βιβλίων.<text:span text:style-name="T8"> </text:span>πολὺν γὰρ χρόνον ἐσκοπεῖτο πρὸς ἑαυτὸν εἰ τὸ τοῦ Φλαμήλου οὐκ οἶδ’ ὅπως <text:span text:style-name="T8">ἔ</text:span>νεστι τῇδε.</text:p>
          </table:table-cell>
          <table:table-cell table:style-name="Table1.A1" office:value-type="string">
            <text:p text:style-name="P12">Harry wandered over to the Restricted Section. He had been wondering for a while if Flamel wasn't somewhere in there.</text:p>
          </table:table-cell>
        </table:table-row>
        <table:table-row table:style-name="TableLine1484497592160">
          <table:table-cell table:style-name="Table1.A1" office:value-type="string">
            <text:p text:style-name="P12">ἀλλὰ κομιστέον ἂν εἶναι ἐπιστολὴν διδασκάλῳ τινὶ ἐπισφραγισμένην εἰ βούλοιτό τις ζητεῖν ἐν τοῖς ἐξαιρέτοις βιβλίοις.<text:span text:style-name="T8"> καὶ ταύτης δηλαδὴ ού λαχεῖν ἂν αὐτὸς οὐδέποτε.</text:span></text:p>
          </table:table-cell>
          <table:table-cell table:style-name="Table1.A1" office:value-type="string">
            <text:p text:style-name="P12">Unfortunately, you needed a specially signed note from one of the teachers to look in any of the restricted books, and he knew he'd never get one.</text:p>
          </table:table-cell>
        </table:table-row>
        <table:table-row table:style-name="TableLine1484497592160">
          <table:table-cell table:style-name="Table1.A1" office:value-type="string">
            <text:p text:style-name="P12">τοῖς γὰρ βιβλίοις ἐκείνοις ἐνεῖναι τῆν μαγικὴν σκοτεινήν τε καί δραστήριον, οἵαν οὐδεὶς τῶν ἐν <text:span text:style-name="T8">Ὑ</text:span>ογοήτου μάθοι εἰ μὴ μαθητὴς πρεσβύτερος τύχοι τις φιλοσοφῶν περὶ τὴν φυλακικὴν τέχνην τὴν πρὸς τὰ σκοτεινὰ δόγματα.</text:p>
          </table:table-cell>
          <table:table-cell table:style-name="Table1.A1" office:value-type="string">
            <text:p text:style-name="P12">These were the books containing powerful Dark Magic never taught at Hogwarts, and only read by older students studying advanced Defense Against the Dark Arts.</text:p>
          </table:table-cell>
        </table:table-row>
        <table:table-row table:style-name="TableLine1484497592160">
          <table:table-cell table:style-name="Table1.A1" office:value-type="string">
            <text:p text:style-name="P12">Οὗτος, τί ζητεῖς, ῶ παῖ<text:span text:style-name="T8">;</text:span></text:p>
          </table:table-cell>
          <table:table-cell table:style-name="Table1.A1" office:value-type="string">
            <text:p text:style-name="P12">"What are you looking for, boy?"</text:p>
          </table:table-cell>
        </table:table-row>
        <table:table-row table:style-name="TableLine1484497592160">
          <table:table-cell table:style-name="Table1.A1" office:value-type="string">
            <text:p text:style-name="P12">Οὐδέν, ἧ δ’ ὂς ὁ <text:span text:style-name="T8">Ἅ</text:span>ρειος.</text:p>
          </table:table-cell>
          <table:table-cell table:style-name="Table1.A1" office:value-type="string">
            <text:p text:style-name="P12">"Nothing," said Harry.</text:p>
          </table:table-cell>
        </table:table-row>
        <table:table-row table:style-name="TableLine1484497592160">
          <table:table-cell table:style-name="Table1.A1" office:value-type="string">
            <text:p text:style-name="P12">ἡ γὰρ Πινσ<text:span text:style-name="T8">ὸ</text:span>ς <text:span text:style-name="T8">ἔ</text:span>φορος οὖσα τῆς βιβλιοθήκης μάκτρον τινάξασα πτερωτὸν κατ’ αὐτόν ’Άναγε σεαυτόν, ἔφη, ἄπιθι ἐκποδών.</text:p>
          </table:table-cell>
          <table:table-cell table:style-name="Table1.A1" office:value-type="string">
            <text:p text:style-name="P12">Madam Pince the librarian brandished a feather duster at him.<text:span text:style-name="T8"> "You'd better get out, then. Go on -- out!"</text:span></text:p>
          </table:table-cell>
        </table:table-row>
        <table:table-row table:style-name="TableLine1484497592160">
          <table:table-cell table:style-name="Table1.A1" office:value-type="string">
            <text:p text:style-name="P13">ἐκεῖνος ο<text:span text:style-name="T8">ὖ</text:span>ν εὐθὺς ἐκ τῆς βιβλιοθήκης ἀπῆλθεν.<text:span text:style-name="T9"> μετεμέλετο δ’ ὡς οὐ λόγον θᾶττον μηχανησάμενος.</text:span></text:p>
          </table:table-cell>
          <table:table-cell table:style-name="Table1.A1" office:value-type="string">
            <text:p text:style-name="P12">Wishing he'd been a bit quicker at thinking up some story, Harry left the library.</text:p>
          </table:table-cell>
        </table:table-row>
        <table:table-row table:style-name="TableLine1484497592160">
          <table:table-cell table:style-name="Table1.A1" office:value-type="string">
            <text:p text:style-name="P13">τῷ γὰρ Ῥοῶνι καὶ τῇ Ἑρμιόνῃ καί αὐτῷ ἤδη <text:span text:style-name="T9">ἔ</text:span>δοξε μὴ ἐρωτᾶν τὴν Πινσὸν ὅπου ἔξεστιν εὑρεῖν τὸν Φλάμηλον.</text:p>
          </table:table-cell>
          <table:table-cell table:style-name="Table1.A1" office:value-type="string">
            <text:p text:style-name="P13">He, Ron, and Hermione had already agreed they'd better not ask Madam Pince where they could find Flamel.</text:p>
          </table:table-cell>
        </table:table-row>
        <table:table-row table:style-name="TableLine1484497592160">
          <table:table-cell table:style-name="Table1.A1" office:value-type="string">
            <text:p text:style-name="P13">ἀλλ’ ᾔδεσαν μὲν αὐτὴν οἵαν τ’ οὖσαν εἰπεῖν, ἐφοβοῦντο δέ μὴ ὁ Σίναπυς μάθοι τί ἐν νῴ ἔχοιεν.</text:p>
          </table:table-cell>
          <table:table-cell table:style-name="Table1.A1" office:value-type="string">
            <text:p text:style-name="P13">They were sure she'd be able to tell them, but they couldn't risk Snape hearing what they were up to.</text:p>
          </table:table-cell>
        </table:table-row>
        <table:table-row table:style-name="TableLine1484497592160">
          <table:table-cell table:style-name="Table1.A1" office:value-type="string">
            <text:p text:style-name="P13">ὁ δ’ <text:span text:style-name="T9">Ἅ</text:span>ρειος περιέμενε τοὺς ἕτερους <text:span text:style-name="T9">ἔ</text:span>ξω ἐν τῇ διαδρομῇ εἴ πως οῦτοι μάθοιεν τι, καίπερ εὔελπις οὐκ ὤν.</text:p>
          </table:table-cell>
          <table:table-cell table:style-name="Table1.A1" office:value-type="string">
            <text:p text:style-name="P13">Harry waited outside in the corridor to see if the other two had found anything, but he wasn't very hopeful.</text:p>
          </table:table-cell>
        </table:table-row>
        <table:table-row table:style-name="TableLine1484497592160">
          <table:table-cell table:style-name="Table1.A1" office:value-type="string">
            <text:p text:style-name="P13">ἐζήτουν μέν γὰρ πεντεκαίδεκα ἡμέρας, σπάνιον δ’ <text:span text:style-name="T9">ἦ</text:span>ν ζητεῖν εἴ γε μὴ ὀλιγάκις μεταξὺ τῶν σχολῶν.<text:span text:style-name="T9"> </text:span><text:soft-page-break/><text:span text:style-name="T9">ὥστ’ οὐ θαυμάζοις ἂν εἰ ούδέν ἄρ’ ἐξηυρήκεσαν· χρέων γὰρ πολὺν χρόνον ζητῆσαι τῆς Πινσοῦ ἀπούσης.</text:span></text:p>
          </table:table-cell>
          <table:table-cell table:style-name="Table1.A1" office:value-type="string">
            <text:p text:style-name="P13">They had been looking for two weeks, after <text:span text:style-name="T9">all</text:span>, but as they only had odd moments between lessons it <text:soft-page-break/>wasn't surprising they'd found nothing.<text:span text:style-name="T9"> What they really needed was a nice long search without Madam Pince breathing down their necks.</text:span></text:p>
          </table:table-cell>
        </table:table-row>
        <table:table-row table:style-name="TableLine1484497592160">
          <table:table-cell table:style-name="Table1.A1" office:value-type="string">
            <text:p text:style-name="P13">κα<text:span text:style-name="T9">ὶ</text:span> ἐν ἀκαρεῖ ὁ Ῥοῶν καί ἡ Ἑρμιόνη συνεγένοντο αὐτῷ, ἀνα- νεύοντες ἅμα.</text:p>
          </table:table-cell>
          <table:table-cell table:style-name="Table1.A1" office:value-type="string">
            <text:p text:style-name="P13">Five minutes later, Ron and Hermione joined him, shaking their heads.</text:p>
          </table:table-cell>
        </table:table-row>
        <table:table-row table:style-name="TableLine1484497592160">
          <table:table-cell table:style-name="Table1.A1" office:value-type="string">
            <text:p text:style-name="P13">ἀπῆλθον οὖν ὁμοῦ πρὸς ἄριστον.</text:p>
          </table:table-cell>
          <table:table-cell table:style-name="Table1.A1" office:value-type="string">
            <text:p text:style-name="P13">They went off to lunch. </text:p>
          </table:table-cell>
        </table:table-row>
        <table:table-row table:style-name="TableLine1484497592160">
          <table:table-cell table:style-name="Table1.A1" office:value-type="string">
            <text:p text:style-name="P13">καὶ ἡ Ἑρμιόνη Ἠ που διατελεῖτε, ἐφη, ζητοῦντες ἐμοῦ ἀπούσης,“κα<text:span text:style-name="T9">ὶ</text:span> γλαῦκα πέμψετε ἐὰν εὕρητε τι<text:span text:style-name="T9">;</text:span></text:p>
          </table:table-cell>
          <table:table-cell table:style-name="Table1.A1" office:value-type="string">
            <text:p text:style-name="P13">"You will keep looking while I'm away, won't you?" said Hermione. "And send me an owl if you find anything." </text:p>
          </table:table-cell>
        </table:table-row>
        <table:table-row table:style-name="TableLine1484497592160">
          <table:table-cell table:style-name="Table1.A1" office:value-type="string">
            <text:p text:style-name="P13">καὶ ὁ Ῥοών Καὶ μὴν ἔξεστι σοὶ ἐρωτᾶν τοὺς γονέας εἶ ἴσασι τὸν Φλάμηλον ὅστις ἐστίν.</text:p>
          </table:table-cell>
          <table:table-cell table:style-name="Table1.A1" office:value-type="string">
            <text:p text:style-name="P13">"And you could ask your parents if they know who Flamel is," said Ron.</text:p>
          </table:table-cell>
        </table:table-row>
        <table:table-row table:style-name="TableLine1484497592160">
          <table:table-cell table:style-name="Table1.A1" office:value-type="string">
            <text:p text:style-name="P13">ἀσφαλὲς γὰρ ἂν εἴη τοῦτο<text:span text:style-name="T9">.</text:span></text:p>
          </table:table-cell>
          <table:table-cell table:style-name="Table1.A1" office:value-type="string">
            <text:p text:style-name="P13">"It'd be safe to ask them." </text:p>
          </table:table-cell>
        </table:table-row>
        <table:table-row table:style-name="TableLine1484497592160">
          <table:table-cell table:style-name="Table1.A1" office:value-type="string">
            <text:p text:style-name="P13">Ἀσφαλέστατόν γε ὡς ἰατρῶν ὄντων ἀμφοτέρων ὀδοντικῶν.</text:p>
          </table:table-cell>
          <table:table-cell table:style-name="Table1.A1" office:value-type="string">
            <text:p text:style-name="P13">"Very safe, as they're both dentists," said Hermione.</text:p>
          </table:table-cell>
        </table:table-row>
        <table:table-row table:style-name="TableLine1484497592160">
          <table:table-cell table:style-name="Table1.A1" office:value-type="string">
            <text:p text:style-name="P13">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table:style-name="Table1.A1" office:value-type="string">
            <text:p text:style-name="P13">Once the holidays had started, Ron and Harry were having too good a time to think much about Flamel.</text:p>
          </table:table-cell>
        </table:table-row>
        <table:table-row table:style-name="TableLine1484497592160">
          <table:table-cell table:style-name="Table1.A1" office:value-type="string">
            <text:p text:style-name="P13">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πρὸς ἐσχάραν.</text:p>
          </table:table-cell>
          <table:table-cell table:style-name="Table1.A1" office:value-type="string">
            <text:p text:style-name="P13">They had the dormitory to themselves and the common room was far emptier than usual, so they were able to get the good armchairs by the fire.</text:p>
          </table:table-cell>
        </table:table-row>
        <table:table-row table:style-name="TableLine1484497592160">
          <table:table-cell table:style-name="Table1.A1" office:value-type="string">
            <text:p text:style-name="P13">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text:span text:style-name="T9">ἔ</text:span>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table:style-name="Table1.A1" office:value-type="string">
            <text:p text:style-name="P13">They sat by the hour eating anything they could spear on a toasting fork -- bread, English muffins, marshmallows -- and plotting ways of getting Malfoy expelled, which were fun to talk about even if they wouldn't work.</text:p>
          </table:table-cell>
        </table:table-row>
        <table:table-row table:style-name="TableLine1484497592160">
          <table:table-cell table:style-name="Table1.A1" office:value-type="string">
            <text:p text:style-name="P14">καὶ ὁ Ῥοὼν ἐδίδασκε τὸν <text:span text:style-name="T10">Ἅ</text:span>ρειον τὴν πεττείαν παίζειν τὴν μαγικήν.</text:p>
          </table:table-cell>
          <table:table-cell table:style-name="Table1.A1" office:value-type="string">
            <text:p text:style-name="P14">Ron also started teaching Harry wizard chess.</text:p>
          </table:table-cell>
        </table:table-row>
        <table:table-row table:style-name="TableLine1484497592160">
          <table:table-cell table:style-name="Table1.A1" office:value-type="string">
            <text:p text:style-name="P14">αὕτη δ’ οὐδέν διαφέρει τῆς πεττείας μυγαλίας πλὴν ἀλλ’ ο<text:span text:style-name="T10">ἱ</text:span> πεττοῖ <text:span text:style-name="T10">ἔ</text:span>μψυχοί εἶσι.<text:span text:style-name="T10"> </text:span>καὶ οὕτω οἱ πεττεύοντες στρατηγοῦσί τι.</text:p>
          </table:table-cell>
          <table:table-cell table:style-name="Table1.A1" office:value-type="string">
            <text:p text:style-name="P14">This was exactly like Muggle chess except that the figures were alive, which made it a lot like directing troops in battle.</text:p>
          </table:table-cell>
        </table:table-row>
        <table:table-row table:style-name="TableLine1484497592160">
          <table:table-cell table:style-name="Table1.A1" office:value-type="string">
            <text:p text:style-name="P14">οἱ δέ τοῦ Ῥοῶνος πεττοί παλαιότατοι ἦσαν κα<text:span text:style-name="T10">ὶ</text:span> σαθροί που ὡς ὄντες ποτὲ τοῦ πάππου<text:span text:style-name="T10">·</text:span> πάντα γὰρ τὰ τοῦ Ῥοῶνος ἦν τὸ πρὶν ἄλλου τινὸς τῶν ἀναγκαίων.</text:p>
          </table:table-cell>
          <table:table-cell table:style-name="Table1.A1" office:value-type="string">
            <text:p text:style-name="P14">Ron's set was very old and battered. Like everything else he owned, it had once belonged to someone else in his family -- in this case, his grandfather.</text:p>
          </table:table-cell>
        </table:table-row>
        <table:table-row table:style-name="TableLine1484497592160">
          <table:table-cell table:style-name="Table1.A1" office:value-type="string">
            <text:p text:style-name="P14">ἀλλ’ οὐδαμῶς <text:span text:style-name="T10">ἔ</text:span>λαττον εἶχε πεττεύων τοῖς παλ- αίοις πεττοῖς, εἷς τοσοῦτο συνήθως <text:span text:style-name="T10">ἔ</text:span>χων ὥστ’ ἐκείνους ῥᾳδίως πειθαρχεῖν αὐτῷ.</text:p>
          </table:table-cell>
          <table:table-cell table:style-name="Table1.A1" office:value-type="string">
            <text:p text:style-name="P14">However, old chessmen weren't a drawback at all. Ron knew them so well he never had trouble getting them to do what he wanted.</text:p>
          </table:table-cell>
        </table:table-row>
        <table:table-row table:style-name="TableLine1484497592160">
          <table:table-cell table:style-name="Table1.A1" office:value-type="string">
            <text:p text:style-name="P14">ὁ δ’ <text:span text:style-name="T10">Ἅ</text:span>ρειος ἐπέττευε μετὰ τῶν πεττῶν ὧν ὁ Σάμιος ἐχρήσατο αὐτῷ οὐ πειθαρχούντων οὐδέν.</text:p>
          </table:table-cell>
          <table:table-cell table:style-name="Table1.A1" office:value-type="string">
            <text:p text:style-name="P14">Harry played with chessmen Seamus Finnigan had lent him, and they didn't trust him at all.</text:p>
          </table:table-cell>
        </table:table-row>
        <table:table-row table:style-name="TableLine1484497592160">
          <table:table-cell table:style-name="Table1.A1" office:value-type="string">
            <text:p text:style-name="P14">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table:style-name="Table1.A1" office:value-type="string">
            <text:p text:style-name="P14">He wasn't a very good player yet and they kept shouting different bits of advice at him, which was confusing.<text:span text:style-name="T10"> "Don't send me there, can't you see his knight? Send him, we can afford to lose him."</text:span></text:p>
          </table:table-cell>
        </table:table-row>
        <table:table-row table:style-name="TableLine1484497592160">
          <table:table-cell table:style-name="Table1.A1" office:value-type="string">
            <text:p text:style-name="P14">τῇ δὲ προτεραίᾳ τῶν Χριστουγέννων πρὶν <text:soft-page-break/>καθεύδειν προσεδέχετο τὰ μὲν ὄψα τὰ τῆς αὔριον καὶ τὰ σκώμματα, δῶρα δ’ οὔκ.</text:p>
          </table:table-cell>
          <table:table-cell table:style-name="Table1.A1" office:value-type="string">
            <text:p text:style-name="P14">On Christmas Eve, Harry went to bed looking <text:soft-page-break/>forward to the next day for the food and the fun, but not expecting any presents at all.</text:p>
          </table:table-cell>
        </table:table-row>
        <table:table-row table:style-name="TableLine1484497592160">
          <table:table-cell table:style-name="Table1.A1" office:value-type="string">
            <text:p text:style-name="P14">ἀλλ’ ἐξ ἑωθινοῦ ἀνεγρόμενος εὐθὺς εἶδε σωρὸν μικρὸν σκευῶν χαρτίοις ἐγκεκαλυμμένων καί ἐγγὺς τῆς κοίτης κειμένων.</text:p>
          </table:table-cell>
          <table:table-cell table:style-name="Table1.A1" office:value-type="string">
            <text:p text:style-name="P14">When he woke early in the morning, however, the first thing he saw was a small pile of packages at the foot of his bed. </text:p>
          </table:table-cell>
        </table:table-row>
        <table:table-row table:style-name="TableLine1484497592160">
          <table:table-cell table:style-name="Table1.A1" office:value-type="string">
            <text:p text:style-name="P14">Καλὰ Χριστούγεννα, ἦ δ’ ὃς ὁ Ῥοὼν ε”τι νυστάζων αὐτῷ τὸν κοιτωνίτην ἅμα μόλις περιβαλλομένῳ.</text:p>
          </table:table-cell>
          <table:table-cell table:style-name="Table1.A1" office:value-type="string">
            <text:p text:style-name="P14">"Merry Christmas," said Ron sleepily as Harry scrambled out of bed and pulled on his bathrobe.</text:p>
          </table:table-cell>
        </table:table-row>
        <table:table-row table:style-name="TableLine1484497592160">
          <table:table-cell table:style-name="Table1.A1" office:value-type="string">
            <text:p text:style-name="P14">Καὶ σο<text:span text:style-name="T10">ὶ</text:span> ὡσαύτως, ἔφη ὁ Ἄρειος.</text:p>
          </table:table-cell>
          <table:table-cell table:style-name="Table1.A1" office:value-type="string">
            <text:p text:style-name="P14">"You, too," said Harry. </text:p>
          </table:table-cell>
        </table:table-row>
        <table:table-row table:style-name="TableLine1484497592160">
          <table:table-cell table:style-name="Table1.A1" office:value-type="string">
            <text:p text:style-name="P14">ἀλλ’ ἰδού· δῶρα γάρ ἐστί μοι.</text:p>
          </table:table-cell>
          <table:table-cell table:style-name="Table1.A1" office:value-type="string">
            <text:p text:style-name="P14">"Will you look at this? I've got some presents!"</text:p>
          </table:table-cell>
        </table:table-row>
        <table:table-row table:style-name="TableLine1484497592160">
          <table:table-cell table:style-name="Table1.A1" office:value-type="string">
            <text:p text:style-name="P14">Ἀλλὰ τί ποτε προσεδέχου; ἦ γογγυλίδας,· καὶ ταῦτ’ εἰπὼν ἔβλεπε πρὸς τὸν ἑαυτοῦ σωρὸν πολλῷ μείζω ὅντα.</text:p>
          </table:table-cell>
          <table:table-cell table:style-name="Table1.A1" office:value-type="string">
            <text:p text:style-name="P14">"What did you expect, turnips?" said Ron, turning to his own pile, which was a lot bigger than Harry's.</text:p>
          </table:table-cell>
        </table:table-row>
        <table:table-row table:style-name="TableLine1484497592160">
          <table:table-cell table:style-name="Table1.A1" office:value-type="string">
            <text:p text:style-name="P14">καὶ ὁ <text:span text:style-name="T10">Ἅ</text:span>ρειος ἀνέλαβε τὸ σκεῦος τὸ ἐγγυτάτω κείμενον, ἐγκεκαλυμμένον χάρτῃ ξανθῷ καί βαρεῖ.</text:p>
          </table:table-cell>
          <table:table-cell table:style-name="Table1.A1" office:value-type="string">
            <text:p text:style-name="P14">Harry picked up the top parcel. It was wrapped in thick brown paper and scrawled across it was To Harry, from Hagrid.</text:p>
          </table:table-cell>
        </table:table-row>
        <table:table-row table:style-name="TableLine1484497592160">
          <table:table-cell table:style-name="Table1.A1" office:value-type="string">
            <text:p text:style-name="P14"><text:span text:style-name="T11">ἀ</text:span>νεγράφθη δ’ ἐπ’ αὐτῷ Ἁγριώδης Ἁρείῳ γράμμασιν ἀκόσμοις.</text:p>
          </table:table-cell>
          <table:table-cell table:style-name="Table1.A1" office:value-type="string">
            <text:p text:style-name="P14">Inside was a roughly cut wooden flute.</text:p>
          </table:table-cell>
        </table:table-row>
        <table:table-row table:style-name="TableLine1484497592160">
          <table:table-cell table:style-name="Table1.A1" office:value-type="string">
            <text:p text:style-name="P15"><text:span text:style-name="T11">ἔ</text:span>νδον δ’ ε”κειτο αὐλὸς ξύλινός τε καὶ τραχέως ἐξεσμένος αύτῷ τῷ Ἁγριώδει ὡς εἷκός.</text:p>
          </table:table-cell>
          <table:table-cell table:style-name="Table1.A1" office:value-type="string">
            <text:p text:style-name="P15">Hagrid had obviously whittled it himself.</text:p>
          </table:table-cell>
        </table:table-row>
        <table:table-row table:style-name="TableLine1484497592160">
          <table:table-cell table:style-name="Table1.A1" office:value-type="string">
            <text:p text:style-name="P15">καὶ ὁ <text:span text:style-name="T11">Ἅ</text:span>ρειος αὐλήσας τι ψόφον ἀνῆκεν ἄγχιστα ἐοικότα γλαυκί τινι κλωζούσῃ.</text:p>
          </table:table-cell>
          <table:table-cell table:style-name="Table1.A1" office:value-type="string">
            <text:p text:style-name="P15">Harry blew it -- it sounded a bit like an owl.</text:p>
          </table:table-cell>
        </table:table-row>
        <table:table-row table:style-name="TableLine1484497592160">
          <table:table-cell table:style-name="Table1.A1" office:value-type="string">
            <text:p text:style-name="P15">ἐνῆν δέ ἄλλῳ σκεύει μικροτάτῳ ὄντι γράμματά τινα· Δεξάμενοι τὴν ἀγγελίαν σοῦ τοῦτο τὸ δῶρον Χριστουγεννικόν πέμπομεν Φερνίων καὶ Πετουνία.</text:p>
          </table:table-cell>
          <table:table-cell table:style-name="Table1.A1" office:value-type="string">
            <text:p text:style-name="P15">A second, very small parcel contained a note.<text:span text:style-name="T11"> We received your message and enclose your Christmas present. From Uncle Vernon and Aunt Petunia.</text:span></text:p>
          </table:table-cell>
        </table:table-row>
        <table:table-row table:style-name="TableLine1484497592160">
          <table:table-cell table:style-name="Table1.A1" office:value-type="string">
            <text:p text:style-name="P15">κα<text:span text:style-name="T11">ὶ</text:span>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table:style-name="Table1.A1" office:value-type="string">
            <text:p text:style-name="P15">Taped to the note was a fifty-pence piece. </text:p>
          </table:table-cell>
        </table:table-row>
        <table:table-row table:style-name="TableLine1484497592160">
          <table:table-cell table:style-name="Table1.A1" office:value-type="string">
            <text:p text:style-name="P15">ὁ δ<text:span text:style-name="T11">' Ἅ</text:span>ρειος Πρὸς τῆς Ἑστίας, ἔφη, ιὀὑ ιὀὒ τῆς ἀφθονίας.</text:p>
          </table:table-cell>
          <table:table-cell table:style-name="Table1.A1" office:value-type="string">
            <text:p text:style-name="P15">"That's friendly," said Harry. </text:p>
          </table:table-cell>
        </table:table-row>
        <table:table-row table:style-name="TableLine1484497592160">
          <table:table-cell table:style-name="Table1.A1" office:value-type="string">
            <text:p text:style-name="P15">ἀλλ’ ὁ Ῥοών πάνυ ἐθαύμαζε τὸ κέρμα.</text:p>
          </table:table-cell>
          <table:table-cell table:style-name="Table1.A1" office:value-type="string">
            <text:p text:style-name="P15">Ron was fascinated by the fifty pence.</text:p>
          </table:table-cell>
        </table:table-row>
        <table:table-row table:style-name="TableLine1484497592160">
          <table:table-cell table:style-name="Table1.A1" office:value-type="string">
            <text:p text:style-name="P15">Τεράστιον τὸ χρῆμα, ἔφη.<text:span text:style-name="T11"> βαβαὶ τῆς εὐμορφίας. ἦ καὶ τοῦτ’ ε”στι κέρμα;</text:span></text:p>
          </table:table-cell>
          <table:table-cell table:style-name="Table1.A1" office:value-type="string">
            <text:p text:style-name="P15">"Weird!" he said, <text:span text:style-name="T11">wh</text:span>at a shape! This is money?" </text:p>
          </table:table-cell>
        </table:table-row>
        <table:table-row table:style-name="TableLine1484497592160">
          <table:table-cell table:style-name="Table1.A1" office:value-type="string">
            <text:p text:style-name="P15">Λαβέ δῆτα, ἔφη ὁ <text:span text:style-name="T11">Ἅ</text:span>ρειος καταγελῶν τι τὸν Ῥοῶνα ὡς οὕτω εὐφραινόμενον.</text:p>
          </table:table-cell>
          <table:table-cell table:style-name="Table1.A1" office:value-type="string">
            <text:p text:style-name="P15">"You can keep it," said Harry, laughing at how pleased Ron was.</text:p>
          </table:table-cell>
        </table:table-row>
        <table:table-row table:style-name="TableLine1484497592160">
          <table:table-cell table:style-name="Table1.A1" office:value-type="string">
            <text:p text:style-name="P15">τοῦτο μὲν Ἁγριώδης, τοῦτο δέ ἡ τηθὶς καὶ ὁ ἀνὴρ αὐτῆς, τοῦτο δ’ αὖ τίς <text:span text:style-name="T11">ἔ</text:span>πεμψε;</text:p>
          </table:table-cell>
          <table:table-cell table:style-name="Table1.A1" office:value-type="string">
            <text:p text:style-name="P15">"Hagrid and my aunt and uncle -- so who sent these?"</text:p>
          </table:table-cell>
        </table:table-row>
        <table:table-row table:style-name="TableLine1484497592160">
          <table:table-cell table:style-name="Table1.A1" office:value-type="string">
            <text:p text:style-name="P15">καὶ ὁ Ῥοὼν ἐρυθριακώς τι καὶ δείξας σκεῦος ὀγκῶδες Ἐκεῖνο γοῦν, ἔφη, οῖδα τῇ ἐμῇ μητρὶ εἰκότως πεπεμμένον.</text:p>
          </table:table-cell>
          <table:table-cell table:style-name="Table1.A1" office:value-type="string">
            <text:p text:style-name="P15">"I think I know who that one's from," said Ron, turning a bit pink and pointing to a very lumpy parcel.</text:p>
          </table:table-cell>
        </table:table-row>
        <table:table-row table:style-name="TableLine1484497592160">
          <table:table-cell table:style-name="Table1.A1" office:value-type="string">
            <text:p text:style-name="P15">εἶπον γὰρ αὐτῇ ὅτι σὺ δῶρα οὐ προσδέχῃ ὥστε - οἴμοι πεποίηται σοὶ πουλόβερ Εὐισηλιακόν<text:span text:style-name="T11">.</text:span></text:p>
          </table:table-cell>
          <table:table-cell table:style-name="Table1.A1" office:value-type="string">
            <text:p text:style-name="P15">"My mom. I told her you didn't expect any presents and -- oh, no," he groaned, "she's made you a Weasley sweater."</text:p>
          </table:table-cell>
        </table:table-row>
        <table:table-row table:style-name="TableLine1484497592160">
          <table:table-cell table:style-name="Table1.A1" office:value-type="string">
            <text:p text:style-name="P16">διασπασάμενος δὲ τὸ σκεῦς ἀνηῦρεν ὁ Ἅρειος ὕφασμά τε βατράχειον τὸ χρῶμα καί κιβωτάριον νώγαλα <text:span text:style-name="T12">ἔ</text:span>χον κατ’ οἶκον κατεσκευασμένα.</text:p>
          </table:table-cell>
          <table:table-cell table:style-name="Table1.A1" office:value-type="string">
            <text:p text:style-name="P17">Harry had torn open the parcel to find a thick, hand-knitted sweater in emerald green and a large box of homemade fudge.</text:p>
          </table:table-cell>
        </table:table-row>
        <table:table-row table:style-name="TableLine1484497592160">
          <table:table-cell table:style-name="Table1.A1" office:value-type="string">
            <text:p text:style-name="P17">Καὶ γὰρ καθ’ ἕκαστον ἐνιαυτὸν φιλεῖ ὑφαίνειν τι ἡμῖν.</text:p>
          </table:table-cell>
          <table:table-cell table:style-name="Table1.A1" office:value-type="string">
            <text:p text:style-name="P17">"Every year she makes us a sweater," said Ron, unwrapping his own, "and mine's always maroon."</text:p>
          </table:table-cell>
        </table:table-row>
        <table:table-row table:style-name="TableLine1484497592160">
          <table:table-cell table:style-name="Table1.A1" office:value-type="string">
            <text:p text:style-name="P17">τὸ δ’ ἐμὸν ἑκάστοτε ἰῶδες δὴ ἀποβαίνει.</text:p>
            <text:p text:style-name="P17"><text:soft-page-break/>Φιλάνθρωπος δ’ οὖν ἐστὶν ἐκείνη.<text:span text:style-name="T12"> καὶ ταῦτ’ εἰπὼν ἐγεύσατο τῶν νωγάλων γλυκέων ὅντων.</text:span></text:p>
          </table:table-cell>
          <table:table-cell table:style-name="Table1.A1" office:value-type="string">
            <text:p text:style-name="P17">"That's really nice of her," said Harry, trying the <text:soft-page-break/>fudge, which was very tasty. </text:p>
          </table:table-cell>
        </table:table-row>
        <table:table-row table:style-name="TableLine1484497592160">
          <table:table-cell table:style-name="Table1.A1" office:value-type="string">
            <text:p text:style-name="P17">καὶ ἕτερον ἐδέξατο δῶρον νώγαλα.ἡ γὰρ Ἑρμιόνη μέγα <text:span text:style-name="T12">ἔ</text:span>δωκεν αὐτῷ κιβώτιον βατράχους σοκολατίνους ἕχον.</text:p>
          </table:table-cell>
          <table:table-cell table:style-name="Table1.A1" office:value-type="string">
            <text:p text:style-name="P17">His next present also contained candy -- a large box of Chocolate Frogs from Hermione. </text:p>
          </table:table-cell>
        </table:table-row>
        <table:table-row table:style-name="TableLine1484497592160">
          <table:table-cell table:style-name="Table1.A1" office:value-type="string">
            <text:p text:style-name="P17">καὶ ἓν μόνον ἐλείπετο σκεῦος.<text:span text:style-name="T12"> ὁ δ’ ’Άρειος ἀναλαβὼν αὐτὸ καὶ ψηλαφήσας κουφότατον δοκοῦν ἀνεκάλυψεν.</text:span></text:p>
          </table:table-cell>
          <table:table-cell table:style-name="Table1.A1" office:value-type="string">
            <text:p text:style-name="P17">This only left one parcel. Harry picked it up and felt it. It was very light.<text:span text:style-name="T12"> He unwrapped it. </text:span></text:p>
          </table:table-cell>
        </table:table-row>
        <table:table-row table:style-name="TableLine1484497592160">
          <table:table-cell table:style-name="Table1.A1" office:value-type="string">
            <text:p text:style-name="P17">καὶ τοῦτο εὐθὺς πρὸς τοῦδαφος ὀλισθόν - ὑγρόν γάρ τι ἦν καί ἀργυροῦν - <text:span text:style-name="T12">ἔ</text:span>κειτο χαμαὶ τῶν πτυχῶν πάνυ μαρμαιρουσῶν.</text:p>
          </table:table-cell>
          <table:table-cell table:style-name="Table1.A1" office:value-type="string">
            <text:p text:style-name="P17">Something fluid and silvery gray went slithering to the floor where it lay in gleaming folds. </text:p>
          </table:table-cell>
        </table:table-row>
        <table:table-row table:style-name="TableLine1484497592160">
          <table:table-cell table:style-name="Table1.A1" office:value-type="string">
            <text:p text:style-name="P17">καὶ ὁ Ῥοὼν <text:span text:style-name="T12">ἔ</text:span>χασκεν ἅμα.</text:p>
          </table:table-cell>
          <table:table-cell table:style-name="Table1.A1" office:value-type="string">
            <text:p text:style-name="P17">Ron gasped. </text:p>
          </table:table-cell>
        </table:table-row>
        <table:table-row table:style-name="TableLine1484497592160">
          <table:table-cell table:style-name="Table1.A1" office:value-type="string">
            <text:p text:style-name="P17">Οἶδα γὰρ τοῦτο τί ἐστιν ἤδη πόλλ’ ἀκούσας, ἔφη μεθεὶς ἅμα τὸ κιβωτάριον κυάμων παντογευστῶν ὅπερ ἡ Ἑρμιόνη ἔδωκεν αὐτῷ.</text:p>
          </table:table-cell>
          <table:table-cell table:style-name="Table1.A1" office:value-type="string">
            <text:p text:style-name="P17">"I've heard of those," he said in a hushed voice, dropping the box of Every Flavor Beans he'd gotten from Hermione.</text:p>
          </table:table-cell>
        </table:table-row>
        <table:table-row table:style-name="TableLine1484497592160">
          <table:table-cell table:style-name="Table1.A1" office:value-type="string">
            <text:p text:style-name="P17">Εἰ δέ τυγχάνει <text:span text:style-name="T13">ὂ</text:span>ν οἷον ἐννοῶ, <text:span text:style-name="T13">ἔ</text:span>στι κα<text:span text:style-name="T13">ὶ</text:span> διαπρεπές τι καί τιμιώτατον.</text:p>
          </table:table-cell>
          <table:table-cell table:style-name="Table1.A1" office:value-type="string">
            <text:p text:style-name="P17"><text:s/>"If that's what I think it is -- they're really rare, and really valuable." </text:p>
          </table:table-cell>
        </table:table-row>
        <table:table-row table:style-name="TableLine1484497592160">
          <table:table-cell table:style-name="Table1.A1" office:value-type="string">
            <text:p text:style-name="P18">Τί δ’ ἐστι δῆτα;</text:p>
          </table:table-cell>
          <table:table-cell table:style-name="Table1.A1" office:value-type="string">
            <text:p text:style-name="P18">"What is it?"</text:p>
          </table:table-cell>
        </table:table-row>
        <table:table-row table:style-name="TableLine1484497592160">
          <table:table-cell table:style-name="Table1.A1" office:value-type="string">
            <text:p text:style-name="P18">κα<text:span text:style-name="T13">ὶ</text:span> ἀπὸ τοῦ ἐδάφους ἀνέλαβεν αὐτό· ἄτοπον γὰρ ἦν ψαύειν ὡσεὶ ὕδωρ ὑφασμένον οὐκ οἶδ’ ὅπως ε<text:span text:style-name="T13">ἰ</text:span>ς πλοκήν.</text:p>
          </table:table-cell>
          <table:table-cell table:style-name="Table1.A1" office:value-type="string">
            <text:p text:style-name="P18">Harry picked the shining, silvery cloth off the floor. It was strange to the touch, like water woven into material. </text:p>
          </table:table-cell>
        </table:table-row>
        <table:table-row table:style-name="TableLine1484497592160">
          <table:table-cell table:style-name="Table1.A1" office:value-type="string">
            <text:p text:style-name="P18">ὁ δέ Ῥοών κεχηνὼς <text:span text:style-name="T13">ἔ</text:span>τι <text:span text:style-name="T13">Ἦ</text:span> κάρτα χλαῖνά ἐστιν, ἔφη, τῆς ἀφανείας.<text:span text:style-name="T13"> περιβαλοῦ δῆτα.</text:span></text:p>
          </table:table-cell>
          <table:table-cell table:style-name="Table1.A1" office:value-type="string">
            <text:p text:style-name="P18">"It's an invisibility cloak," said Ron, a look of awe on his face. "I'm sure it is -- try it on."</text:p>
          </table:table-cell>
        </table:table-row>
        <table:table-row table:style-name="TableLine1484497592160">
          <table:table-cell table:style-name="Table1.A1" office:value-type="string">
            <text:p text:style-name="P18">καὶ τοῦ Ἁρείου περιβαλομένου αὐτὴν περὶ τοὺς ὤμους, μέγ’ ἐβόησεν.</text:p>
          </table:table-cell>
          <table:table-cell table:style-name="Table1.A1" office:value-type="string">
            <text:p text:style-name="P18">Harry threw the cloak around his shoulders and Ron gave a yell. </text:p>
          </table:table-cell>
        </table:table-row>
        <table:table-row table:style-name="TableLine1484497592160">
          <table:table-cell table:style-name="Table1.A1" office:value-type="string">
            <text:p text:style-name="P18"><text:span text:style-name="T13">Ἔ</text:span>στι δή.<text:span text:style-name="T13"> θεώρησον κάτω.</text:span></text:p>
          </table:table-cell>
          <table:table-cell table:style-name="Table1.A1" office:value-type="string">
            <text:p text:style-name="P18">"It is! Look down!"</text:p>
          </table:table-cell>
        </table:table-row>
        <table:table-row table:style-name="TableLine1484497592160">
          <table:table-cell table:style-name="Table1.A1" office:value-type="string">
            <text:p text:style-name="P18">καί ἐκεῖνος κάτω θεωρήσας τοὺς πόδας οὐκ εἶδεν ἀφανεῖς γεγενημένους.</text:p>
          </table:table-cell>
          <table:table-cell table:style-name="Table1.A1" office:value-type="string">
            <text:p text:style-name="P18">Harry looked down at his feet, but they were gone.</text:p>
          </table:table-cell>
        </table:table-row>
        <table:table-row table:style-name="TableLine1484497592160">
          <table:table-cell table:style-name="Table1.A1" office:value-type="string">
            <text:p text:style-name="P19">κα<text:span text:style-name="T14">ὶ</text:span> εὐθὺς πρὸς τὸ ἔσοπτρον δραμὼν εἶδεν εἴδωλον ἑαυτοῦ, τὴν μὲν κεφαλὴν μετέωρον αἰωρουμένην ἀσώματον, τὸ δέ σῶμα πάνυ ἀφανὲς γεγενημένον<text:span text:style-name="T14">.</text:span></text:p>
          </table:table-cell>
          <table:table-cell table:style-name="Table1.A1" office:value-type="string">
            <text:p text:style-name="P19">He dashed to the mirror. Sure enough, his reflection looked back at him, just his head suspended in midair, his body completely invisible.</text:p>
          </table:table-cell>
        </table:table-row>
        <table:table-row table:style-name="TableLine1484497592160">
          <table:table-cell table:style-name="Table1.A1" office:value-type="string">
            <text:p text:style-name="P19">ἑλκύσας δέ τὴν χλαῖναν πρὸ τῆς ὅψεως ἔπραξεν ὅπως τὸ εἴδωλον ἀμέλει οὐκέτ’ ἦν ἰδεῖν.</text:p>
          </table:table-cell>
          <table:table-cell table:style-name="Table1.A1" office:value-type="string">
            <text:p text:style-name="P19">He pulled the cloak over his head and his reflection vanished completely.</text:p>
          </table:table-cell>
        </table:table-row>
        <table:table-row table:style-name="TableLine1484497592160">
          <table:table-cell table:style-name="Table1.A1" office:value-type="string">
            <text:p text:style-name="P19">ὁ δέ Ῥοῶν ἄφνω Καὶ μὴν ε”στιν ἐπιστολή, ἔφη.</text:p>
          </table:table-cell>
          <table:table-cell table:style-name="Table1.A1" office:value-type="string">
            <text:p text:style-name="P19">"There's a note!" said Ron suddenly. "A note fell out of it!" </text:p>
          </table:table-cell>
        </table:table-row>
        <table:table-row table:style-name="TableLine1484497592160">
          <table:table-cell table:style-name="Table1.A1" office:value-type="string">
            <text:p text:style-name="P19">ἐπιστολὴ γὰρ ἄρτι κατέπεσεν.</text:p>
          </table:table-cell>
          <table:table-cell table:style-name="Table1.A1" office:value-type="string">
            <text:p text:style-name="P19">Harry pulled off the cloak and seized the letter.</text:p>
          </table:table-cell>
        </table:table-row>
        <table:table-row table:style-name="TableLine1484497592160">
          <table:table-cell table:style-name="Table1.A1" office:value-type="string">
            <text:p text:style-name="P19">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able:table-cell>
          <table:table-cell table:style-name="Table1.A1" office:value-type="string">
            <text:p text:style-name="P19">Written in narrow, loopy writing he had never seen before were the following words: Your father left this in my possession before he died.</text:p>
          </table:table-cell>
        </table:table-row>
        <table:table-row table:style-name="TableLine1484497592160">
          <table:table-cell table:style-name="Table1.A1" office:value-type="string">
            <text:p text:style-name="P19"><text:span text:style-name="T14">Ὥ</text:span>ρα νῦν ἐστιν ἀποδοῦναι.</text:p>
          </table:table-cell>
          <table:table-cell table:style-name="Table1.A1" office:value-type="string">
            <text:p text:style-name="P19">It is time it was returned to you.</text:p>
          </table:table-cell>
        </table:table-row>
        <table:table-row table:style-name="TableLine1484497592160">
          <table:table-cell table:style-name="Table1.A1" office:value-type="string">
            <text:p text:style-name="P19">Φρόντιζε ὅπως εὖ χρήσῃ.</text:p>
          </table:table-cell>
          <table:table-cell table:style-name="Table1.A1" office:value-type="string">
            <text:p text:style-name="P19">Use it well.</text:p>
          </table:table-cell>
        </table:table-row>
        <table:table-row table:style-name="TableLine1484497592160">
          <table:table-cell table:style-name="Table1.A1" office:value-type="string">
            <text:p text:style-name="P19">Κάλλιστα Χριστούγεννα σοί.</text:p>
          </table:table-cell>
          <table:table-cell table:style-name="Table1.A1" office:value-type="string">
            <text:p text:style-name="P19">A Very Merry Christmas to you. </text:p>
          </table:table-cell>
        </table:table-row>
        <table:table-row table:style-name="TableLine1484497592160">
          <table:table-cell table:style-name="Table1.A1" office:value-type="string">
            <text:p text:style-name="P19">ὄνομα δέ παρῆν οὐδέν, καὶ ὁ μὲν ’Άρειος ἀτενὲς <text:span text:style-name="T14">ἔ</text:span>βλεπε πρὸς τὴν ἐπιστολήν, ὁ δέ Ῥοὼν ἐθαύμαζε τὴν χλαῖναν.</text:p>
          </table:table-cell>
          <table:table-cell table:style-name="Table1.A1" office:value-type="string">
            <text:p text:style-name="P19">There was no signature. Harry stared at the note. Ron was admiring the cloak. </text:p>
          </table:table-cell>
        </table:table-row>
        <table:table-row table:style-name="TableLine1484497592160">
          <table:table-cell table:style-name="Table1.A1" office:value-type="string">
            <text:p text:style-name="P20">Ἐγὼ γὰρ θέλοιμ’ ἄν, ἔφη, ἀναλῶσαι ὁτιοῦν κτησόμενος τοιαύτην τινά.<text:span text:style-name="T15"> </text:span>ἀναλώσαιμ’ ἂν ὁτιοῦν.</text:p>
            <text:p text:style-name="P20">ἀλλὰ τί <text:span text:style-name="T15">ἔ</text:span>χεις,·</text:p>
          </table:table-cell>
          <table:table-cell table:style-name="Table1.A1" office:value-type="string">
            <text:p text:style-name="P20">"I'd give anything for one of these," he said.<text:span text:style-name="T15"> "Anything. What's the matter?" </text:span></text:p>
          </table:table-cell>
        </table:table-row>
        <text:soft-page-break/>
        <table:table-row table:style-name="TableLine1484497592160">
          <table:table-cell table:style-name="Table1.A1" office:value-type="string">
            <text:p text:style-name="P20">Οὐδέν, ἦ δ’ ὃς ὁ ’Άρειος, ἀπορῶν τι.</text:p>
          </table:table-cell>
          <table:table-cell table:style-name="Table1.A1" office:value-type="string">
            <text:p text:style-name="P20">"Nothing," said Harry.<text:span text:style-name="T15"> He felt very strange.</text:span></text:p>
          </table:table-cell>
        </table:table-row>
        <table:table-row table:style-name="TableLine1484497592160">
          <table:table-cell table:style-name="Table1.A1" office:value-type="string">
            <text:p text:style-name="P20">τίς γὰρ <text:span text:style-name="T15">ἔ</text:span>πεμψε τὴν χλαῖναν;</text:p>
          </table:table-cell>
          <table:table-cell table:style-name="Table1.A1" office:value-type="string">
            <text:p text:style-name="P20"><text:s/>Who had sent the cloak? </text:p>
          </table:table-cell>
        </table:table-row>
        <table:table-row table:style-name="TableLine1484497592160">
          <table:table-cell table:style-name="Table1.A1" office:value-type="string">
            <text:p text:style-name="P20">ἦ καὶ τοῦ πατρὸς ἦν ποτέ<text:span text:style-name="T15">;</text:span></text:p>
          </table:table-cell>
          <table:table-cell table:style-name="Table1.A1" office:value-type="string">
            <text:p text:style-name="P20">Had it really once belonged to his father?</text:p>
          </table:table-cell>
        </table:table-row>
        <table:table-row table:style-name="TableLine1484497592160">
          <table:table-cell table:style-name="Table1.A1" office:value-type="string">
            <text:p text:style-name="P21">ἀλλὰ τυχὸν <text:span text:style-name="T16">ἔ</text:span>τι πλείω θέλοντα λέγειν ἣ φροντίζειν ἔφθασαν ὁ Φερέδικος καὶ ὁ Γεωργὸς εἰσπηδήσαντες εἷς τὸ δωμάτιον.</text:p>
          </table:table-cell>
          <table:table-cell table:style-name="Table1.A1" office:value-type="string">
            <text:p text:style-name="P21">Before he could say or think anything else, the dormitory door was flung open and Fred and George Weasley bounded in.</text:p>
          </table:table-cell>
        </table:table-row>
        <table:table-row table:style-name="TableLine1484497592160">
          <table:table-cell table:style-name="Table1.A1" office:value-type="string">
            <text:p text:style-name="P21">ὁ δ’ <text:span text:style-name="T16">Ἅ</text:span>ρειος ὡς τάχιστα ε”κρυψε τὴν χλαῖναν οὐ θέλων μεταδοῦναι οὔπω αὐτῆς.</text:p>
          </table:table-cell>
          <table:table-cell table:style-name="Table1.A1" office:value-type="string">
            <text:p text:style-name="P6">Harry stuffed the cloak quickly out of sight. He didn't feel like sharing it with anyone else yet. </text:p>
          </table:table-cell>
        </table:table-row>
        <table:table-row table:style-name="TableLine1484497592160">
          <table:table-cell table:style-name="Table1.A1" office:value-type="string">
            <text:p text:style-name="P21">Καλὰ Χριστούγεννα.</text:p>
          </table:table-cell>
          <table:table-cell table:style-name="Table1.A1" office:value-type="string">
            <text:p text:style-name="P21">"Merry Christmas!" </text:p>
          </table:table-cell>
        </table:table-row>
        <table:table-row table:style-name="TableLine1484497592160">
          <table:table-cell table:style-name="Table1.A1" office:value-type="string">
            <text:p text:style-name="P21">Ἰδού.<text:span text:style-name="T16"> </text:span>καὶ ὁ Ἄρειος πουλόβερ Ε<text:span text:style-name="T16">ὐ</text:span>ισηλιακὸν ἔχει.</text:p>
          </table:table-cell>
          <table:table-cell table:style-name="Table1.A1" office:value-type="string">
            <text:p text:style-name="P21">"Hey, look -- Harry's got a Weasley sweater, too!"</text:p>
          </table:table-cell>
        </table:table-row>
        <table:table-row table:style-name="TableLine1484497592160">
          <table:table-cell table:style-name="Table1.A1" office:value-type="string">
            <text:p text:style-name="P21">ὁ γὰρ Φερέδικος καὶ ὁ Γεωργὸς ἐφόρουν ὑφάσματα κυανᾶ, τὸ μὲν φεῖ μέγα <text:span text:style-name="T16">ἔ</text:span>χον μήλινον, τὸ δέ γάμμα.</text:p>
          </table:table-cell>
          <table:table-cell table:style-name="Table1.A1" office:value-type="string">
            <text:p text:style-name="P21">Fred and George were wearing blue sweaters, one with a large yellow F on it, the other a G. </text:p>
          </table:table-cell>
        </table:table-row>
        <table:table-row table:style-name="TableLine1484497592160">
          <table:table-cell table:style-name="Table1.A1" office:value-type="string">
            <text:p text:style-name="P21">ὁ δέ Φερέδικος δεικνὺς τὸ τοῦ Ἁρείου ὕφασμα Ἀλλὰ τὸ τούτου, ἔφη, βέλτιόν ἐστι τῶν ἡμετέρων, ὡς τῆς μητρὸς μᾶλλον διατεινομένης που τοῖς γε μὴ γενικοῖς.</text:p>
          </table:table-cell>
          <table:table-cell table:style-name="Table1.A1" office:value-type="string">
            <text:p text:style-name="P22">"Harry's is better than ours, though," said Fred, holding up Harry's sweater.<text:span text:style-name="T17"> "She obviously makes more of an effort if you're not family."</text:span></text:p>
          </table:table-cell>
        </table:table-row>
        <table:table-row table:style-name="TableLine1484497592160">
          <table:table-cell table:style-name="Table1.A1" office:value-type="string">
            <text:p text:style-name="P22">καὶ ὁ Γεωργὸς Διὰ τί σὺ οὐ φορεῖς τὸ σεαυτοῦ, ὦ Ῥοών;<text:span text:style-name="T17"> περιβαλοῦ δῆτα ὡς πρέπον τ’ ὅν καὶ εὕθερμον.</text:span></text:p>
          </table:table-cell>
          <table:table-cell table:style-name="Table1.A1" office:value-type="string">
            <text:p text:style-name="P22">"Why aren't you wearing yours, Ron?" George demanded. "Come on, get it on, they're lovely and warm."</text:p>
          </table:table-cell>
        </table:table-row>
        <table:table-row table:style-name="TableLine1484497592160">
          <table:table-cell table:style-name="Table1.A1" office:value-type="string">
            <text:p text:style-name="P22">ὁ δέ περιβαλλόμενος αὐτὸ καὶ στένων τι ἅμα Ἀλλὰ τό γ’ ι’ῶδες, ἔφη, σφόδρα μισῶ.</text:p>
          </table:table-cell>
          <table:table-cell table:style-name="Table1.A1" office:value-type="string">
            <text:p text:style-name="P22">"I hate maroon," Ron moaned halfheartedly as he pulled it over his head. </text:p>
          </table:table-cell>
        </table:table-row>
        <table:table-row table:style-name="TableLine1484497592160">
          <table:table-cell table:style-name="Table1.A1" office:value-type="string">
            <text:p text:style-name="P22">καὶ ἐκεῖνος Ἀλλὰ τὸ σόν, ἔφη, γράμμα οὐκ ἔχει· </text:p>
          </table:table-cell>
          <table:table-cell table:style-name="Table1.A1" office:value-type="string">
            <text:p text:style-name="P22">"You haven't got a letter on yours," George observed.<text:span text:style-name="T17"> </text:span></text:p>
          </table:table-cell>
        </table:table-row>
        <table:table-row table:style-name="TableLine1484497592160">
          <table:table-cell table:style-name="Table1.A1" office:value-type="string">
            <text:p text:style-name="P22">ἡ γὰρ μήτηρ λογίζεται δήπου ὅτι σύ γε οὐ κινδυνεύεις λαθέσθαι τοῦ ὀνόματος.<text:span text:style-name="T17"> </text:span>ἀλλ ’ ἡμεῖς οὔκ ἐσμεν ἀνόητοι, εὖ εἰδότες ὠνομασμένοι Γερέδικος καί Φεωργός.</text:p>
          </table:table-cell>
          <table:table-cell table:style-name="Table1.A1" office:value-type="string">
            <text:p text:style-name="P22"><text:span text:style-name="T17">"I suppose she thinks you don't forget your name. But we're not stupid -- we know we're called Gred and Forge." </text:span></text:p>
          </table:table-cell>
        </table:table-row>
        <table:table-row table:style-name="TableLine1484497592160">
          <table:table-cell table:style-name="Table1.A1" office:value-type="string">
            <text:p text:style-name="P22">Διὰ τί ἄγαν θορυβεῖτε<text:span text:style-name="T17">;</text:span></text:p>
          </table:table-cell>
          <table:table-cell table:style-name="Table1.A1" office:value-type="string">
            <text:p text:style-name="P22">"What's all this noise. </text:p>
          </table:table-cell>
        </table:table-row>
        <table:table-row table:style-name="TableLine1484497592160">
          <table:table-cell table:style-name="Table1.A1" office:value-type="string">
            <text:p text:style-name="P22">ὁ γὰρ Περσεὺς προκύψας διὰ τὴν θύραν δριμὺ ἔβλεπε.</text:p>
          </table:table-cell>
          <table:table-cell table:style-name="Table1.A1" office:value-type="string">
            <text:p text:style-name="P22">Percy Weasley stuck his head through the door, looking disapproving.</text:p>
          </table:table-cell>
        </table:table-row>
        <table:table-row table:style-name="TableLine1484497592160">
          <table:table-cell table:style-name="Table1.A1" office:value-type="string">
            <text:p text:style-name="P22">δῆλος δ’ ἦν ἐλθὼν τῶν δώρων τὰ μὲν ἥδη ἀνακαλύψας, τὰ δ’ οὔχ, ὡς ἐν ἀγκάλαις φέρων ὕφασμα ὀγκῶδες.</text:p>
          </table:table-cell>
          <table:table-cell table:style-name="Table1.A1" office:value-type="string">
            <text:p text:style-name="P22">He had clearly gotten halfway through unwrapping his presents as he, too, carried a lumpy sweater over his arm, which Fred seized.</text:p>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497592160">
          <table:table-cell table:style-name="Table1.A1" office:value-type="string">
            <text:p text:style-name="Table_20_Contents"/>
            <text:p text:style-name="Table_20_Contents"><text:s/></text:p>
            <text:p text:style-name="Table_20_Contents"/>
            <text:p text:style-name="Table_20_Contents">λαβὼν δέ τοῦτο ὁ Φερέδικος ’Έχει γε μὴν τὸ πεῖ ἀντὶ τοῦ πρύτανις.</text:p>
            <text:p text:style-name="Table_20_Contents">ἀλλὰ περιβαλοῦ, ὦ Περσεῦ.</text:p>
            <text:p text:style-name="Table_20_Contents">πάντες γὰρ φοροῦμεν τὰ ἡμέτερα καὶ ὁ Ἄρειος.</text:p>
            <text:p text:style-name="Table_20_Contents">καί βίᾳ περιέβαλον τὸ ὕφασμα αὐτῷ σχετλιάζοντι, <text:soft-page-break/>τὰ δίοπτρα παρακρούσαντες.</text:p>
            <text:p text:style-name="Table_20_Contents">Καὶ οὖ προσήκει σοί, ε”φη ὁ Γεωργός, τήμερον συγγενέσθαι τοῖς πρυτάνεσιν.</text:p>
            <text:p text:style-name="Table_20_Contents">ἐπὶ γὰρ τῶν Χριστουγέννων ἐστὶ καιρὸς πανοικεσίᾳ κωμάζειν.</text:p>
            <text:p text:style-name="Table_20_Contents">καὶ τὸν Περσέα ἐξήγαγον τὰς χεῖρας ἀμφοτέρωθεν κατέχοντες τῷ ὕφασματι.</text:p>
            <text:p text:style-name="Table_20_Contents">&gt;κ δαιτὸς δέ Χριστουγεννικοῦ τοιούτου ὁ “Ἀρειος πρότερον οῦκ ὤνητο.</text:p>
            <text:p text:style-name="Table_20_Contents">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p>
            <text:p text:style-name="Table_20_Contents">κρακέρες δ’ εἰσιν αὐλοί τινες χάρτῃ ἐσκευασμένοι καὶ χρώμασι παντοδαποῖς πεποικιλμένοι.</text:p>
            <text:p text:style-name="Table_20_Contents">παρὰ μὲν γὰρ τοῖς Μυγάλοις ε”χουσιν ὧδέ ἔνεστι δ’ ἑκάστῳ δῶρόν τι εὐτελές οἷον παίγνιον φαῦλον ἢ πῖλος βύβλινος.</text:p>
            <text:p text:style-name="Table_20_Contents">καὶ οἱ δαιτυμόνες κατ’ ἀγῶνα διέλκουσιν αὐτούς.</text:p>
            <text:p text:style-name="Table_20_Contents">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ext:p text:style-name="Table_20_Contents">οἱ δέ μαγικοὶ κρακέρες παντελῶς διαφέρουσι τούτων.</text:p>
            <text:p text:style-name="Table_20_Contents">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ext:p text:style-name="Table_20_Contents">καὶ πάντες λιγνύῖ κυανῇ ἐκαπνίζοντο, καί ε”νδοθεν ἐξεπήδησαν ἅμα πῖλος τε ὑποναυάρχου καὶ οὐκ ὀλίγοι μῦες λευκοί.</text:p>
            <text:p text:style-name="Table_20_Contents">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ext:p text:style-name="Table_20_Contents">μετὰ δέ τὰς ὄρνιθας ἐφάνησαν κολλύραι Χριστουγεννικαί φλέγου- σαι.</text:p>
            <text:p text:style-name="Table_20_Contents">καί ὁ Περσεὺς μονονουχὶ ὀδόντα κατέαγε δακὼν ζαγκλὴν ἀργυρᾶν ἐν κολλύρας τμήματι κεκρυμμένην.</text:p>
            <text:p text:style-name="Table_20_Contents">τὸν δ’ Ἁγριώδη τόσῳ ἐρυθραινόμενον εἶδεν ὁ ’Ἁρειος ὅσῳ πλέον οἴνου ᾔτησεν.</text:p>
            <text:p text:style-name="Table_20_Contents">ὁ δέ τέλεον τὴν Μαγονωγαλέαν ε”κυσε τὴν παρειάν.</text:p>
            <text:p text:style-name="Table_20_Contents"><text:soft-page-break/>ἡ δέ, θέαμα παραδοξότα- τον, ἐκίχλιζέ τε καί ἠρυθρία, διαστρόφου γενομένου τοῦ πίλου.</text:p>
            <text:p text:style-name="Table_20_Contents">καὶ ὁ ’Ἁ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 ηκιογεννητικοῦ, καὶ τῶν ἰδίων πεττῶν μαγικῶν.</text:p>
            <text:p text:style-name="Table_20_Contents">οἶ δέ μῦες λευκοὶ ἤδη φύγοντες ἐκινδύνευον, ὡς ᾤετο, ἀποβῆναι τέλος δεῖπνον παρέχοντες Χριστουγεννικὸν τῇ αἰλούρῳ Νώροπι.</text:p>
            <text:p text:style-name="Table_20_Contents">τῆς δὲ δείλης ὁ ’Άρειος καὶ οἶ Εὖισήλιοι ἐν τῷ πεδίῳ καθ’ ἡδονὴν διημιλλῶντο βάλλοντες ἀλλήλους σφαίραις χιονέαις.</text:p>
            <text:p text:style-name="Table_20_Contents">ε”πειτα δέ ψυχροὶ γενόμενοι καὶ διάβροχοι πνευστιῶντες ε”τι ἐπανῆλθον πρὸς τὴν ἐσχάραν τὴν τοῦ Γρυφινδωρίου κοινείου.</text:p>
            <text:p text:style-name="Table_20_Contents">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ext:p text:style-name="Table_20_Contents">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ext:p text:style-name="Table_20_Contents">“Ἀρειος τοίνυν τῇ τῶν Χριστουγέννων ἡμέρα οὐπώποτ’ εἶς τοσοῦτο πρότερον ἥσθη.</text:p>
            <text:p text:style-name="Table_20_Contents">ὅμως δ’ οὐκ ε”λαθεν αὐτόν τι δι’ ἡμέρας πρᾶγμα ἀεὶ παρέχον.</text:p>
            <text:p text:style-name="Table_20_Contents">καιροῦ δ’ οῦκ ε”τυχε φροντίδος μέχρι ἀπῆλθε κοιμησόμενος· τὴν γὰρ χλαῖναν τὴν τῆς ἀφανείας οὐκ εἰδέναι τίς ἔπεμψεν.</text:p>
            <text:p text:style-name="Table_20_Contents">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ext:p text:style-name="Table_20_Contents">ὁ δ’ “Ἀρειος προνεύσας ἀνέλαβε τὴν χλαῖναν ἀπὸ τοῦ κάτωθεν τῆς ἑαυτοῦ κοίτης.</text:p>
            <text:p text:style-name="Table_20_Contents">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ext:p text:style-name="Table_20_Contents"><text:soft-page-break/>καῖ τὰ γράμματα εἰπεῖν ὅτι Φρόν- τιζε ὅπως εὖ χρήσῃ.</text:p>
            <text:p text:style-name="Table_20_Contents">ἀλλ’ οὖν δεῖν νῦν δὴ πειρᾶσθαι αὐτῆς.</text:p>
            <text:p text:style-name="Table_20_Contents">ἀναστὰς δέ λάθρᾳ τὴν χλαῖναν περιεβάλετο.</text:p>
            <text:p text:style-name="Table_20_Contents">βλέπων δέ κάτω πρὸς τὰ σκέλη, τὸ καινότα- τον, οὐδὲν εἶδε πλὴν σελήνιον καῖ σκιάς.</text:p>
            <text:p text:style-name="Table_20_Contents">Φρόντιζε ὅπως εὖ χρήσῃ.</text:p>
            <text:p text:style-name="Table_20_Contents">καί ἄφνω ὁ ’Άρειος συνῄδει ἑαυτῷ πάνυ προθυμοῦντι.</text:p>
            <text:p text:style-name="Table_20_Contents">παντελῶς γὰρ πρόχειρον ε”χειν ὅλον τὸ παιδευτήριον ταύτην ἠμφιεσμένος τὴν χλαῖναν.</text:p>
            <text:p text:style-name="Table_20_Contents">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ext:p text:style-name="Table_20_Contents">γρύζοντος δέ τι τοῦ Ῥοῶνος - ἐκάθευδε δ’ ε”τι - ἐσκόπει πρὸς ἑαυτὸν εἰ προσήκει ἐγεῖραι αὐτόν.</text:p>
            <text:p text:style-name="Table_20_Contents">ἀλλ’ οὐδέν ἄρ’ ἔπραξε λογιζ- όμενος ὡς τῆς χλαίνης τοῦ πατρὸς οὔσης βούλεται μόνος καθ’ ἑαυτὸν χρῆσθαι αὐτῇ ἅτε πρῶτον χρώμενος.</text:p>
            <text:p text:style-name="Table_20_Contents">καί ἐκ τοῦ κοιμητηρίου καὶ κατὰ τῆς κλίμακος καὶ διὰ τοῦ κοιν- είου ἑρπύσας εἷς τὸ πέραν τοῦ τῆς παχείας τρήματος ἀνέβη.</text:p>
            <text:p text:style-name="Table_20_Contents">ἡ δέ κλάζουσα Τίς πάρεστιν, ἔφη.</text:p>
            <text:p text:style-name="Table_20_Contents">ὁ δ”Άρειος οὐδὲν εἰπὼν προῦ- χώρησεν εὐθὺ κατὰ τὴν διαδρομήν.</text:p>
            <text:p text:style-name="Table_20_Contents">καῖ πάνυ ὀρρωδῶν πρῶτον μὲν μέχρι γέ τινος τρέμων εἱστήκει ὡς ἀπορῶν ποῖ ἐντεῦθεν ἔλθῃ.</text:p>
            <text:p text:style-name="Table_20_Contents">ε”πειτα δ’ ε”δοξεν αὐτῷ προσελθεῖν εἷς τὸ ἐξαίρετον τῆς βιβλιοθήκης.</text:p>
            <text:p text:style-name="Table_20_Contents">μένειν γὰρ ἐκεῖ οἷός τ’ ἔσεσθαι ὅσον χρόνον δεήσει μαθησόμενος τίς ἐστὶν ὁ Φλάμηλος.</text:p>
            <text:p text:style-name="Table_20_Contents">καί βεβαίως περιβαλλόμενος τὴν χλαῖναν ἀφωρμήθη.</text:p>
            <text:p text:style-name="Table_20_Contents">καὶ ἐκεῖσε ἀφιγμένος μάλ’ ἐφοβεῖτο· σκότου γὰρ πολλοῦ γενομ- ένου, ἔδει λύχνον ἀνάψαι ὅπως ἴδοι τὴν ὁδὸν παρὰ τούς βιβλίων στοίχους.</text:p>
            <text:p text:style-name="Table_20_Contents">ὁ δέ λύχνος ἐδόκει ἆέριος φέρεσθαι, ὥστε τὸν ’Ἀρειον συνειδέναι μὲν τῇ δεξιᾷ ε”τι ἐχόμενον αὐτοῦ, μορμολύττεσθαι δ’ ὅμως.</text:p>
            <text:p text:style-name="Table_20_Contents">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ἐπιγράμματα.</text:p>
            <text:p text:style-name="Table_20_Contents">οὐδ’ ε”μαθε πολὺ βλέπων πρὸς τὰ γράμματα ἐξίτηλα τε καὶ ῥήματα παρέχοντα ἐν γλώτταις γεγραμμένα ἀγνώστοις.</text:p>
            <text:p text:style-name="Table_20_Contents">καὶ ἐνίοις οὐκ ἦν ἐπίγραμμα οὐδέν.</text:p>
            <text:p text:style-name="Table_20_Contents"><text:soft-page-break/>καὶ ἕν τι βιβλίον μέλαιναν εἶχε κηλῖδα ἇγχίστην δὴ ῶς ἐῴκε τῇ τοὺ αἵματος.</text:p>
            <text:p text:style-name="Table_20_Contents">καὶ μὴν ἔφριξεν ἢ ἀκούσας ἢ δοκῶν ἀκοῦσαι ψιθυρισμόν τινα ὡς τῶν βιβλίων συνειδότων τινῖ παρόντι ᾧ παρεῖναι μὴ θεμιτόν εἴη.</text:p>
            <text:p text:style-name="Table_20_Contents">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ext:p text:style-name="Table_20_Contents">κατεῖδε δὲ μέγα βιβλίον μέλαν καί ἀργυροῦν.</text:p>
            <text:p text:style-name="Table_20_Contents">μόλις δ’ ἐξελκύσας - βαρύτατον γὰρ ἦν - καὶ πρὸς γόνατα καταθείς, ἔπρα- ξεν ὅπως εἰκῇ ἀνοιχθήσεται.</text:p>
            <text:p text:style-name="Table_20_Contents">καί εὐθὺς ἐξεπλάγη ἀκούσας βοὴν δεινὴν καῖ φρικώδη, τοῦ βιβλίου διωλύγιον κωκύοντος.</text:p>
            <text:p text:style-name="Table_20_Contents">καὶ τοῦ Ἀρείου ῶς τάχιστα κατακλείσαντος αὐτό, τὴν γοῦν κραυγὴν ἔτ’ ἦν ἀκοῦσαι ὀξεῖαν τε καὶ μονότονον καὶ σφόδρα δυσαλγῆ τοῖς οὖσι.</text:p>
            <text:p text:style-name="Table_20_Contents">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ext:p text:style-name="Table_20_Contents">καῖ ὅσον ού πρὸς τὴν θύραν ἧκε καί τὸν Φήληκα παρῆλθεν.</text:p>
            <text:p text:style-name="Table_20_Contents">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ext:p text:style-name="Table_20_Contents">εἱστήκει δέ πρόσθεν πανοπλίας μακρᾶς.</text:p>
            <text:p text:style-name="Table_20_Contents">σπουδάζων γὰρ φυγεῖν ἀπὸ τῆς βιβλιοθήκης νοῦν οὐ προσεῖχε τῇ ὁδῷ.</text:p>
            <text:p text:style-name="Table_20_Contents">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ext:p text:style-name="Table_20_Contents">Ἐκέλευσας μέντοι, ὦ σοφιστά, εὐθὺς ἀγγέλλειν σοὶ εἴ τις νυκτὶ πλανῷτο.</text:p>
            <text:p text:style-name="Table_20_Contents">καὶ ἦν τις ἄρα ἐν τῇ βιβλιοθήκῃ πλανώμενος, ἐν τοῖς ἐξαιρέτοις βιβλίοις.</text:p>
            <text:p text:style-name="Table_20_Contents">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ext:p text:style-name="Table_20_Contents">καὶ τὸ δεινότατον ὁ ἀποκρινόμενος ἀπέβη Σίναπυς ὢν.</text:p>
            <text:p text:style-name="Table_20_Contents">Ἠ τὰ ἐξαίρετα λέγεις,· ἔφη.</text:p>
            <text:p text:style-name="Table_20_Contents"><text:soft-page-break/>λοιπόν, πλησίον ἔτ’ ὄντας ὡς εἰκὸς ῥᾳδίως καταληψόμεθα αὐτούς.</text:p>
            <text:p text:style-name="Table_20_Contents">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ext:p text:style-name="Table_20_Contents">ἀφανῆ μέν γὰρ ἡ χλαῖνα ἐποίει αὐτόν, στερεὸς δ’ αὖ διετέλει ὤν.</text:p>
            <text:p text:style-name="Table_20_Contents">ἀνεχώρει οὖν ὁ ’Ἀρειος ἐφ’ ὅσον ἐδύνατο μετὰ σιωπῆς.</text:p>
            <text:p text:style-name="Table_20_Contents">ἐν δ’ ἀριστερᾷ ἦν θύρα τύχῃ ἀνεῳγμένη τι.</text:p>
            <text:p text:style-name="Table_20_Contents">ἐλπὶς δ’ ἐπῆλθεν αὐτῷ σῴζεσθαι, εἴ πως παρίοι εἰς τὸ δωμάτιον λαθὼν ἐκείνους.</text:p>
            <text:p text:style-name="Table_20_Contents">καὶ τοῦτο πάνυ θλιβόμενος καῖ ἅμα ἀπνευστὶ ἔχων χαίρων ἔπραξε.</text:p>
            <text:p text:style-name="Table_20_Contents">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ext:p text:style-name="Table_20_Contents">μικροῦ δὴ ἐδέησεν ἁλῶναι, ὡς ᾤετο.</text:p>
            <text:p text:style-name="Table_20_Contents">ὥστε χρόνον τινὰ οὐ προσεῖχε τὸν νοῦν τῷ δωματίῳ ἐν ᾧ κρυπτόμενος ἐλάνθανε.</text:p>
            <text:p text:style-name="Table_20_Contents">τοῦτο δ’ ἦν τὸ πάλαι ὡς ἐφαίνετο διδασκαλεῖον.</text:p>
            <text:p text:style-name="Table_20_Contents">βάθρα γὰρ ἦν ι’δεῖν καὶ δίφρους ἀρχαίους παρὰ τοὺς τοίχους σεσωρευμένους καῖ φορυτοδοχεῖον ὑπτιωμένον.</text:p>
            <text:p text:style-name="Table_20_Contents">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ext:p text:style-name="Table_20_Contents">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ext:p text:style-name="Table_20_Contents">εἱστήκει οὖν ἐναντίον αὐτοῦ.</text:p>
            <text:p text:style-name="Table_20_Contents">ἐνταῦθα δ’ ε”δει τὰς χεῖρας τῷ στόματι προσθεῖναι ὅπως μὴ ἀναβοάσῃ ἐκπλήξεως ὕπο.</text:p>
            <text:p text:style-name="Table_20_Contents">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ext:p text:style-name="Table_20_Contents">κενοῦ δ’ ὄντος τοῦ δωματίου, μεστὸς ἄσθματος γενόμενος τὸ στόμα βραδέως ἀνεστρέφετο πρὸς τὸ ἔσοπτρον.</text:p>
            <text:p text:style-name="Table_20_Contents"><text:soft-page-break/>καί εἶδεν ἑαυτὸν μὲν μάλ’ αὖθις ὕπωχρόν τε τῆν ὄψιν καὶ περί- φοβον, ἅλλους δέ τινας ὡς δέκα ἐμφαινομένους.</text:p>
            <text:p text:style-name="Table_20_Contents">περιάγων δέ τὸν αὐχένα οὐδέν’ εἶδε παρόντα.</text:p>
            <text:p text:style-name="Table_20_Contents">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ἀνασείουσαν.</text:p>
            <text:p text:style-name="Table_20_Contents">περιστρεφθείς δέ καί τὴν χεῖρα προτείνας ἀέρος μόνου ἔψαυσεν.</text:p>
            <text:p text:style-name="Table_20_Contents">εἷ γὰρ ὡς ἀληθῶς παρῆν, ε”ψαυεν ἂν αὐτῆς, τῶν σκιῶν εἷς τοσοῦτο πλησίον δοκουσῶν.</text:p>
            <text:p text:style-name="Table_20_Contents">οὐδενὸς δ’ ἄρα ψαύσας πλὴν τοῦ ἀέρος, συνῄδει τοῖς τ’ ἄλλοις καί ἐκείνῃ μὴ οὖσιν εἰμὴ ἐν τῲ ἐσόπτρῳ.</text:p>
            <text:p text:style-name="Table_20_Contents">ὡραιοτάτη δ’ οὖν οὖσα τὰς τρίχας ὑποπύρρους εἶχεν αὕτη καῖ τοὺς ὀφθαλμοὺς γλαυκούς.</text:p>
            <text:p text:style-name="Table_20_Contents">τούτους δ’ ὁ ’Άρειος ἐνόμιζεν ὁμοιοτ- άτους εἶναι τοῖς ἑαυτοῦ τό τε χρῶμα καί τὴν μορφήν.</text:p>
            <text:p text:style-name="Table_20_Contents">καὶ ἔπειτα ᾔσθετο αὐτῆς δακρυούσης μέν, μειδιώσης δ’ ἅμα.</text:p>
            <text:p text:style-name="Table_20_Contents">καί ἀνήρ τις παριστάμενος περιεβάλλετο αὐτῆς.</text:p>
            <text:p text:style-name="Table_20_Contents">μελανόθριξ δ’ ἦν οὗτος καί 170 ΑΡΕῙοΣ Πο ΤΗΡ ἰσχνὸς καὶ μακρὸς τὸ ὕψος διόπτρα φορῶν.</text:p>
            <text:p text:style-name="Table_20_Contents">ἡ δέ κόμη αὐτοῦ ἀκτένιστος οὖσα τὸ ὄπισθεν ὀρθὴ ἔφριττε οἷον ἡ αὐτοῦ τοῦ Ἁρείου.</text:p>
            <text:p text:style-name="Table_20_Contents">ὁ δὲ οὕτω ἐπλησίαζεν ἤδη τῴ ἐσόπτρῳ ὥστε τοὺς μυκτῆρας μονονουχὶ ψαύειν ἐκείνων τῶν τῆς ἂντιστοίχου σκιᾶς.</text:p>
            <text:p text:style-name="Table_20_Contents">Ἠ μάμμη εἶ σύ,· ἔφη ψιθυρίζων.</text:p>
            <text:p text:style-name="Table_20_Contents">ἦ πάππας,· καὶ οἶ μὲν ἀμέλει πρὸς αὐτὸν ε”βλεπον μειδιῶντες.</text:p>
            <text:p text:style-name="Table_20_Contents">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ext:p text:style-name="Table_20_Contents">καὶ γὰρ τὸ ἑαυτοῦ γένος τὸ πρῶτον ἑώρα.</text:p>
            <text:p text:style-name="Table_20_Contents">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ext:p text:style-name="Table_20_Contents">καὶ ὑπὸ τοῖς σπλάγχνοις πόθον εἶχε δύσμαχον· δακρύειν γὰρ ἐβούλετο ἅμα καὶ γελᾶν.</text:p>
            <text:p text:style-name="Table_20_Contents">καί πόσον χρόνον ἐκεῖ διέμενεν ἑστηκὼς οὐκ ᾕδει.</text:p>
            <text:p text:style-name="Table_20_Contents"><text:soft-page-break/>τῶν γὰρ εἰδώλων οὐδαμῶς ἀπορρεόντων, διηνεκῶς ἐθεώρει μέχρι οὗ ψόφου τινὸς τηλωποῦ ἀκούσας ε”ννους ἐγένετο.</text:p>
            <text:p text:style-name="Table_20_Contents">οὗ γὰρ ἀναμενετέον, δέον παρελθόντα κοιμᾶσθαι.</text:p>
            <text:p text:style-name="Table_20_Contents">ὥστ’ ἄκων ἇποστρεψάμενος τῆς μητρὸς καὶ διὰ ψιθυρισμοῦ ὑποσχόμενος ἐπανιέναι, ἐκ τοῦ δωματίου ἐπει- γόμενος ἀπέβη.</text:p>
            <text:p text:style-name="Table_20_Contents">&gt;κ “Ως ὤφελες ἐγεῖραί με, ἦ δ’ ὃς ὁ Ῥοὼν ἀνιώμενός τι.<text:span text:style-name="T6"> </text:span>Ἀλλ’ ἔξεστι σοὶ ἐλθεῖν τῇδε τῇ νυκτί.</text:p>
            <text:p text:style-name="Table_20_Contents">ἐπάνειμι γάρ.<text:span text:style-name="T6"> </text:span>βούλομαι δ’ οὖν δεῖξαι σοὶ τὸ ἔσοπτρον.<text:span text:style-name="T6"> </text:span>Ἐγὼ γὰρ βούλομαι τὴν σὴν μητέρα ἰδεῖν καί τὸν σὸν πατέρα.<text:span text:style-name="T6"> </text:span>Κάγὼ βούλομαι δὴ ἰδεῖν πᾶν τὸ σὸν γένος, τοὺς Εὖισηλίους ἅπαντας.</text:p>
            <text:p text:style-name="Table_20_Contents">ἐξέσται γὰρ σοὶ δεῖξαί μοι τούς τ’ ἄλλους καὶ τοὺς ἀδελ- φοὺς τοὺς προγενεστέρους.<text:span text:style-name="T6"> </text:span>Ἀλλ’ ε”στιν ι’δεῖν αὐτοὺς ὅταν βούλῃ, φοιτήσας παρ’ ἐμαυτῷ τοῦ ἐπιγιγνομένου θέρους.<text:span text:style-name="T6"> </text:span>ἀλλὰ νὴ Δία φαίνει τὸ ἔσοπτρον τούς γε τε- θνηκότας μόνον.<text:span text:style-name="T6"> </text:span>οὐ μὴν ἀλλὰ δεινόν ἐστι τὸ μὴ Φλάμηλον ηὑρηκέναι.<text:span text:style-name="T6"> </text:span>λαβὲ δέ τῶν τεταριχευμένων ἢ ἄλλου τινός.<text:span text:style-name="T6"> </text:span>διὰ τί οὐδέν ἐσθίεις, ὁ δ’ ’Άρειος οὐδὲν οἶός τ’ ἦν καταπίνειν.</text:p>
            <text:p text:style-name="Table_20_Contents">τοὺς μὲν γὰρ γονέας ἑωρακέναι καὶ πάλιν αὖθις ὄψεσθαι τῆσδε τῆς νυκτός.<text:span text:style-name="T6"> </text:span>τοῦ δὲ Φλαμήλου ὅσον οὐκ ἐπιλαθέσθαι, οὐκέτ’ ἀξιόλογον ἡγούμενος τὸ πρᾶγμα.<text:span text:style-name="T6"> </text:span>ἦ καὶ μέλει ἔτι γιγνώσκειν ὅ τι φυλάττει ὁ τρικάρηνος κύων,’ ἢ τί πρᾶγμα ἂν εἴη εἷ ὁ Σίναπυς κλέπτοι αὖτό,· ΫΗ καλῶς ε”χειςς ε”φη ὁ Ῥοών.</text:p>
            <text:p text:style-name="Table_20_Contents">πεφροντικὸς γὰρ βλέπεις.</text:p>
            <text:p text:style-name="Table_20_Contents">&gt;κ ΠΕΡΙ ΤΟΥ ΕΣΟΠΤΡΟΥ ΤΟΥΝΑΙΜΥΘῙΠΕ 171 καὶ γὰρ ὁ ’Άρειος μάλιστ’ ἐφοβεῖτο τὸ μὴ δύνασθαι αὖθις εὑρεῖν τὸ τοῦ ἐσόπτρου δωμάτιον.</text:p>
            <text:p text:style-name="Table_20_Contents">δέον δέ καί τὸν Ῥοῶνα συγκαλύψαι τῇ χλαίνῃ, βραδύτερον ἀπὸ τῆς βιβλιοθήκης ἐβάδιζον ἢ τῇ προτεραίᾳ ἐπανελθόντες ἐκεῖσε τῇ αὐτῇ ὁδῷ.</text:p>
            <text:p text:style-name="Table_20_Contents">ἐπειδὴ δέ ὤραν ὅλην ἀμέλει περιεπόλουν εἰκῇ τὰς διαδρομάς, ὁ Ῥοών Ῥιγῶ δή, ἔφη.<text:span text:style-name="T6"> </text:span>ἐπιλαθόμενοι οὖν τοῦ πράγματος κατέλθωμεν.<text:span text:style-name="T6"> </text:span>ὁ δ’Ἅρειος σίζων τι Οὐχί, ἔφη.<text:span text:style-name="T6"> </text:span>οὐ γὰρ πολὺ ἀπέχει, εὖ οἶδ’ ὅτι.<text:span text:style-name="T6"> </text:span>καὶ φάσμα μέν τι φαρμακίδος μεγάλης εἶδον πρὸς τοῦμπαλιν ᾆττον, ἄλλον δ’ οὐδένα.<text:span text:style-name="T6"> </text:span>ἀλλ’ ὁ Ῥοών δεινὸν ποιούμενος ἔφη κρυμῷ νεναρκηκέναι τοὺς πόδας καὶ ἐκεῖνος τὴν πανοπλίαν κατεῖδεν.<text:span text:style-name="T6"> </text:span>’Ἐστι γὰρ αὐτοῦ, ἔφη.<text:span text:style-name="T6"> </text:span>ναί.<text:span text:style-name="T6"> </text:span>πάρεσμεν δῆτα.<text:span text:style-name="T6"> </text:span>καὶ ἐπειδὴ τὸ θύριον ἀνέῳξαν, ὁ ’Ἄρειος τὴν χλαῖναν μεθεὶς πρὸς τὸ ἔσοπτρον ἔδραμε.<text:span text:style-name="T6"> </text:span>καὶ μὴν παρῆσαν.<text:span text:style-name="T6"> </text:span>οἱ γονεῖς πάνυ ἐμειδίων ἰδόντες αὐτόν, Ὁρᾷς»ι Οὐδέν.<text:span text:style-name="T6"> </text:span>Ἰδού.<text:span text:style-name="T6"> </text:span>ὁρᾶν πάρα τοὺς πάντας.<text:span text:style-name="T6"> </text:span>μυρίοι γὰρ πάρεισιν.<text:span text:style-name="T6"> </text:span>Οὐδένα ὁρῶ πλὴν σοῦ γε.<text:span text:style-name="T6"> </text:span>Ἀλλὰ θεώρησον πρεπόντως.<text:span text:style-name="T6"> </text:span>στῆθι αὐτοῦ ἀντ’ ἐμοῦ.<text:span text:style-name="T6"> </text:span>καὶ ὁ <text:soft-page-break/>“Αρειος παραστὰς τὸ μέν γένος οὐκέτ’ εἶχεν ι’δεῖν τὸν δέ Ῥοῶνα μόνον, τὰ ἀνθηρὰ κοιτωνικὰ φοροῦντα καὶ πρόσθεν τοῦ ἐσόπτρου ἑστηκότα.<text:span text:style-name="T6"> </text:span>οὗτος γοῦν ἠτένιζε πρὸς τὸ ἑαυτοῦ εἴδωλον.<text:span text:style-name="T6"> </text:span>Θεώρησον ἐμέ, ἔφη.<text:span text:style-name="T6"> </text:span>ἲΗ τοὺς οἰκείους θεωρεῖς περιισταμένους; Οὐδαμῶς.<text:span text:style-name="T6"> </text:span>μόνος γάρ εἶμι κατ’ ἐμαυτόν.<text:span text:style-name="T6"> </text:span>ἑτεροῖος δ’ αὖ φαίνομαι γενόμενος, ἅτε πρεσβύτερος δοκῶν εἶναι.</text:p>
            <text:p text:style-name="Table_20_Contents">καὶ σχολάρχης εἰμί.<text:span text:style-name="T6"> </text:span>Τί δέ δή,· Ἐγὼ γὰρ φορῶ τὸ σύμβολον ἐκεῖνο οἶόν ποθ’ ὁ Γουλιέλμος, καὶ τὴν Φιάλην Οἶκείαν ἔχω καὶ τὴν Φιάλην<text:span text:style-name="T6"> </text:span>Ἰκαροσφαιρικὴν καὶ ἀγελάρχης εἶμί τῆς ι’καροσφαιρικῆς.<text:span text:style-name="T6"> </text:span>Ὁ δὲ Ῥοὼν ἀκουσίως ἀποστρεψάμενος πρὸς τὸν Ἄρειον ἔβλεπε παντοῖος ὥν.<text:span text:style-name="T6"> </text:span>ΫΗ καὶ τὸ ἐσόμενον δείκνυσι τοῦτο τὸ ἐ’σοπτρον,· Οὐκ εἰκός.<text:span text:style-name="T6"> </text:span>πάντες γὰρ οἶ οἰκεῖοί μου τεθνᾶσιν.<text:span text:style-name="T6"> </text:span>ἀλλ’ ε”α με πάλιν αὖ θεωρεῖν.</text:p>
            <text:p text:style-name="Table_20_Contents">Ἀλλὰ σὺ χθές ἐθεώρεις κατὰ σεαυτὸν.<text:span text:style-name="T6"> </text:span>ε”α με πλέον τι θεωρῆσαι τήμερον.<text:span text:style-name="T6"> </text:span>Σὺ μέν γὰρ τὴν Φιάλην ε”χεις τὴν ’Ῑκαροσφαιρικὴν δήπου.</text:p>
            <text:p text:style-name="Table_20_Contents">πόθεν τοῦτο ἀξιόλογον,· ἐγὼ δέ τούς γονέας ι’δεῖν θέλοιμ’ ἄν.<text:span text:style-name="T6"> </text:span>1 7 2 ΑΡΕιοΣ Πο ΤΗΡ Μὴ ὤσῃς με.</text:p>
            <text:p text:style-name="Table_20_Contents">ἀκούσαντες δ ’ ἄφνω ψόφον τι ἔξω ἐν τῇ διαδρομῇ γενόμενον ἔληξαν εὐθὺς ἐρίζοντες.<text:span text:style-name="T6"> </text:span>ἔλαθον γὰρ ἑαυτοὺς ἐπιτείνοντες τὸ φθέγμα μέχρι πρὸς τὸ ὄρθιον.<text:span text:style-name="T6"> </text:span>Σπεῦσον.<text:span text:style-name="T6"> </text:span>καὶ τοῦ Ῥοῶνος ἄρτι<text:span text:style-name="T6"> </text:span>περιβαλομένου αὖθις τὴν χλαῖναν αὐτοῖς, τῆς αἰλούρου Νώροπος διὰ τὸ θύριον προσιούσης ἦν ι’δεῖν τὰ ὄμματα ἐν σκότῳ λαμπρὰ φαινόμενα.</text:p>
            <text:p text:style-name="Table_20_Contents">ἐκεῖνοι δ’ ἀκίνητοι περι- έμενον, σκοποῦντες ἀμφότεροι εἴπερ ἡ χλαῖνα δύναταί τι πρὸς τοὺς αἰλούρους.<text:span text:style-name="T6"> </text:span>ἀλλ’ ἐπειδὴ ἐπὶ μήκιστον ὡς ἐδόκει ἐτήρησαν, αὕτη ἀποστρεψαμένη ἀπέβη.</text:p>
            <text:p text:style-name="Table_20_Contents">Τοῦτ’ οὐκ ε”στιν ἀσφαλές.<text:span text:style-name="T6"> </text:span>τυχὸν μετελήλυθε τὸν Φήληκα ἀκούσασα ἡμῶν δηλαδή.</text:p>
            <text:p text:style-name="Table_20_Contents">εἶα, σπεῦσον.</text:p>
            <text:p text:style-name="Table_20_Contents">καί ὁ Ῥοών εἵλκυσε τὸν ’Ἀρειον ἐκ τοῦ δωματίου.</text:p>
            <text:p text:style-name="Table_20_Contents">&gt;κ τῇ δ’ ὑστεραίᾳ ἡ χιὼν ἐκάλυπτεν ἔτι τοῦδαφος.</text:p>
            <text:p text:style-name="Table_20_Contents">Ἆρα βούλῃ πεττεύειν, ὦ Ἅρειε; ’Ήκιστω Ἆρα βούλῃ φοιτῆσαι παρὰ τὸν Ἁγριώδη, ’Ἠκιστά ἀλλὰ σύ δὴ ἴθι καθ ’ ἑαυτόν.</text:p>
            <text:p text:style-name="Table_20_Contents">Ξύνοιδα σοὶ φροντίζοντι περὶ τοῦ ἐσόπτρου ἐκείνου.</text:p>
            <text:p text:style-name="Table_20_Contents">ἀλλὰ μὴ ἐκεῖσ’ ἐπανέλθῃς ὀψιζόμενος.</text:p>
            <text:p text:style-name="Table_20_Contents">Τί μή· Οὐκ οῖδα πλὴν ἕν· πόλλ’ ε”χω πράγματα συνειδώς σοι τοσούτων ἤδη περιγενομένῳ ἐκ κακῶν.<text:span text:style-name="T6"> </text:span>ὁ γὰρ Φήληξ καὶ ὁ Σίναπυς καί ἡ Νῶροψ περιπολοῦσιν ἅπαντες.<text:span text:style-name="T6"> </text:span>ἀλλὰ νὴ Δί’ ἀφανὴς εἶ.<text:span text:style-name="T6"> </text:span>ἀλλ’ ἢν προσκρούωσί σοι, τί μήν,· ἀλλ’ ἣν σὺ <text:soft-page-break/>προσκρούῃς πρός τι; Ἀλλὰ λαλεῖς σὺ ἴσα τῇ Ἑρμιόνῃ.<text:span text:style-name="T6"> </text:span>Σπουδάζω δέ ταῦτ’, ὦ ’Ἁρειέ μὴ ἔλθῃς, ἀντιβολῶ σε.<text:span text:style-name="T6"> </text:span>ὁ δ’ ’Άρειος σπουδάζων αὐτὸς πρὸς ἐν μόνον ἐπανιέναι ε”μ- προσθε τοῦ ἐσόπτρου περὶ οὐδενὸς ἐποιήσατο τὸν τοῦ Ῥοῶνος λόγον.<text:span text:style-name="T6"> </text:span>ῆι καί τῇδε τῇ νυκτὶ τρῖς ἤδη ἐληλυθὼς τὴν ὁδὸν ῥᾷον ηὗρεν ἢ τὸ πρίν.<text:span text:style-name="T6"> </text:span>βαδίζων δέ ὡς τάχιστα συνῄδει μέν ψόφον ποιουμένῳ πλείον’ ἢ χρή, οὐδενὶ δ’ ἐνέτυχεν.<text:span text:style-name="T6"> </text:span>καῖ μὴν ἐθεᾶτο μάλ’ αὖθις τήν τε μητέρα καί τὸν πατέρα μειδι- ῶντας πρὸς αὐτὸν καί δὴ καί πάππον ἱλαρὸν βλέποντα.<text:span text:style-name="T6"> </text:span>καὶ πρὸς ἔδαφος ἐκάθισε πρὸ τοῦ κατόπτρου.<text:span text:style-name="T6"> </text:span>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span text:style-name="T6"> </text:span>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span text:style-name="T6"> </text:span>’Έλαθες γὰρ ἐμέ, ὧ κύριε.<text:span text:style-name="T6"> </text:span>Θαῦμα δ’ ὅτι ἐξ ἀφανείας μύωψ γίγνεταί τις.<text:span text:style-name="T6"> </text:span>τοῦτο δέ λέγων ὁ Διμπλόδωρος ἐμειδία κουφίζων ἅμα τῷ Ἁρείῳ τὴν φροντίδα.<text:span text:style-name="T6"> </text:span>καὶ ἀπὸ τοῦ βάθρου κατέβη ὥστε καθῆσθαι ἐπὶ τοῦδαφος μετὰ τοῦ Ἀρείου.<text:span text:style-name="T6"> </text:span>Ηῦρες ἄρα τὸ ἔσοπτρον τὸ τοῦ ναιμύθιπε ἀρεσκόντως ἔχον σοι καθάπερ μυρίοι τῶν πρὸ σοῦ.<text:span text:style-name="T6"> </text:span>Οὐ γὰρ ἐγίγνωσκον αὐτό, ὦ κύριε, τὸ τοιοῦτον ὄνομα ἕχον.<text:span text:style-name="T6"> </text:span>Ἀλλ’ ἔγνωκας δήπου τί πράττει; Φαίνει γέ μοι τοὺς οἰκείους - Τῷ δέ Ῥοῶνι ἑαυτὸν σχολάρχην γεγενημένον.<text:span text:style-name="T6"> </text:span>Καὶ πῶς τοῦτ’ ἔμαθες; Χλαίνης ἔγωγ’ οὐ δέομαι, ἔφη, ὡς ἀφανὴς γενησόμενος.<text:span text:style-name="T6"> </text:span>ἀλλ’ ἦ ἐννοεῖς ὅ τι τὸ ἔσοπτρον φαίνει ἡμῶν ἑκάστῳ, ὁ δ’ ἀνένευσε.<text:span text:style-name="T6"> </text:span>Ἐξηγήσομαι δῆτα, εἴ σοι δοκεῖ.<text:span text:style-name="T6"> </text:span>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span text:style-name="T6"> </text:span>ἆρ’ εἰπὼν ὥνησα, λογισάμενος δέ τι ό ’Άρειος βραδέως Φαίνει γάρ, ἔφη, τὰ ἐπιθυμήματα ἡμῶν, ὅτων ἂν ἐπιθυμῆται τις.<text:span text:style-name="T6"> </text:span>ὁ δέ Διμπλόδωρος μεθ’ ἡσυχίας Καί φημι, ἔφη, κάπόφημι.<text:span text:style-name="T6"> </text:span>φαίνει γοῦν τὰ ἐπιθυμήματα καί τὰ σπουδαιότατα καὶ τὰ δεινότατα.<text:span text:style-name="T6"> </text:span>σὺ μέν γὰρ οὐκ εἰδὼς τοὺς οἰκείους ὁρᾷς αὐτοὺς περι- ισταμένους.<text:span text:style-name="T6"> </text:span>ὁ δέ Ῥόναλδος Εύισήλιος ὡς πεπεισμένος πόλλ’ ἀεὶ ἐλαττοῦσθαι τῶν ἀδελφῶν ὁρᾷ ἑαυτὸν μόνον ἑστῶτα ἄριστον γεγενημένον τῶν πάντων.<text:span text:style-name="T6"> </text:span>τοῦτο μέντοι τὸ ἔσοπτρον δίδωσιν ἡμῖν οὔτε τὴν ἐπιστήμην οὔτε τὴν ἀλήθειαν.<text:span text:style-name="T6"> </text:span><text:soft-page-break/>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span text:style-name="T6"> </text:span>ἀλλ’ αὔριον τὸ ἑ’σποπτον ἄλλοσε κομισθήσεται, ὦ ’Ἄρειε, καῖ ἀπαιτῶ σε τὸ λοιπὸν μὴ ἑκόντα ἐξερευνήσαι αὐτό.<text:span text:style-name="T6"> </text:span>ἀλλ’ εἴ που ἐντύχοις, εὐτρεπὴς ἂν εἴης.<text:span text:style-name="T6"> </text:span>οὐ γάρ τοι προσήκει τοὺς ἀνθρώπους ὀνειροπολοῦντας ἐπιλαθέσθαι τοῦ ζῆν μέμνησο ταῦτα.<text:span text:style-name="T6"> </text:span>εἶὲν.<text:span text:style-name="T6"> </text:span>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span text:style-name="T6"> </text:span>ἆρ’ ἔστι μοι ἐρέσθαι τι,· Πῶς γὰρ οὕκ; ἔφη μειδιῶν.<text:span text:style-name="T6"> </text:span>ἄρτι γὰρ ἤρου.<text:span text:style-name="T6"> </text:span>ἀλλ’ ἔξεστί σοι ε”τι ἓν μόνον ἐρέσθαι.<text:span text:style-name="T6"> </text:span>Σύ γε εἷς τὸ ε”σοπτρον βλέπων τί χρῆμ’ ἄρ’ ὁρᾲς; ’Ό τι,· ὁρῶ γ’ ἐμαυτὸν ἔχοντα ποδεῖα ε’ρεᾶ καὶ εὕποκα.<text:span text:style-name="T6"> </text:span>καὶ τοῦ Ἁρείου κεχηνότος Οὐκ ε”στι κόρον ε”χειν ποδείων.<text:span text:style-name="T6"> </text:span>οὐδένα γὰρ εἴληφα ἐπὶ τῶν ἄρτι Χριστουγέννων, βιβλία διδόντων ἀεὶ τῶν ξυγγενῶν.<text:span text:style-name="T6"> </text:span>ἐπανέλθοντι δέ καὶ ἥδη ἐν κοίτῃ κειμένῳ ἐπῆλθεν ὅτι τάχα ἐκεῖνος οὐκ ἀμέλει ἠλήθευεν.<text:span text:style-name="T6"> </text:span>ἀλλὰ γὰρ τὸν Σκαβρὸν ἀπὸ τοῦ προσκεφαλαίου ὦσας ἐνόμιζε καὶ αὐτὸς πολυπραγμονῆσαί τι.</text:p>
          </table:table-cell>
          <table:table-cell table:style-name="Table1.A1" office:value-type="string">
            <text:p text:style-name="Table_20_Contents"/>
            <text:p text:style-name="Table_20_Contents"><text:s text:c="2"/></text:p>
            <text:p text:style-name="Table_20_Contents">"P for prefect! Get it on, Percy, come on, we're all wearing ours, even Harry got one." </text:p>
            <text:p text:style-name="Table_20_Contents">"I -- don't -- want said Percy thickly, as the twins forced the sweater over his head, knocking his glasses askew. </text:p>
            <text:p text:style-name="Table_20_Contents">"And you're not sitting with the prefects today, <text:soft-page-break/>either," said George. "Christmas is a time for family." </text:p>
            <text:p text:style-name="Table_20_Contents">They frog-marched Percy from the room, his arms pinned to his side by his sweater. </text:p>
            <text:p text:style-name="Table_20_Contents">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ext:p text:style-name="Table_20_Contents">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ext:p text:style-name="Table_20_Contents">When Harry finally left the table, he was laden down with a stack of things out of the crackers, including a pack of nonexplodable, luminous balloons, a Grow-Your-Own-Warts kit, and his own new wizard chess set. </text:p>
            <text:p text:style-name="Table_20_Contents">The white mice had disappeared and Harry had a nasty feeling they were going to end up as Mrs. Norris's Christmas dinner. </text:p>
            <text:p text:style-name="Table_20_Contents">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ext:p text:style-name="Table_20_Contents">After a meal of turkey sandwiches, crumpets, trifle, and Christmas cake, everyone felt too full and sleepy to do much before bed except sit and watch <text:soft-page-break/>Percy chase Fred and George all over Gryffindor tower because they'd stolen his prefect badge. </text:p>
            <text:p text:style-name="Table_20_Contents">It had been Harry's best Christmas day ever. Yet something had been nagging at the back of his mind all day. Not until he climbed into bed was he free to think about it: the invisibility cloak and whoever had sent it. </text:p>
            <text:p text:style-name="Table_20_Contents">Ron, full of turkey and cake and with nothing mysterious to bother him, fell asleep almost as soon as he'd drawn the curtains of his four-poster. Harry leaned over the side of his own bed and pulled the cloak out from under it. </text:p>
            <text:p text:style-name="Table_20_Contents">His father's... this had been his father's. He let the material flow over his hands, smoother than silk, light as air. Use it well, the note had said. </text:p>
            <text:p text:style-name="Table_20_Contents">He had to try it, now. He slipped out of bed and wrapped the cloak around himself. Looking down at his legs, he saw only moonlight and shadows. It was a very funny feeling. </text:p>
            <text:p text:style-name="Table_20_Contents">Use it well. </text:p>
            <text:p text:style-name="Table_20_Contents">Suddenly, Harry felt wide-awake. The whole of Hogwarts was open to him in this cloak. Excitement flooded through him as he stood there in the dark and silence. He could go anywhere in this, anywhere, and Filch would never know. </text:p>
            <text:p text:style-name="Table_20_Contents">Ron grunted in his sleep. Should Harry wake him? Something held him back -- his father's cloak -- he felt that this time -- the first time -- he wanted to use it alone. </text:p>
            <text:p text:style-name="Table_20_Contents">He crept out of the dormitory, down the stairs, across the common room, and climbed through the portrait hole. </text:p>
            <text:p text:style-name="Table_20_Contents">"Who's there?" squawked the Fat Lady. Harry said nothing. He walked quickly down the corridor. </text:p>
            <text:p text:style-name="Table_20_Contents">Where should he go? He stopped, his heart racing, and thought. And then it came to him. The Restricted Section in the library. He'd be able to read as long as he liked, as long as it took to find out who Flamel was. </text:p>
            <text:p text:style-name="Table_20_Contents">He set off, drawing the invisibility cloak tight around him as he walked. </text:p>
            <text:p text:style-name="Table_20_Contents">The library was pitch-black and very eerie. Harry lit a lamp to see his way along the rows of books. The lamp looked as if it was floating along in midair, and even though Harry could feel his arm supporting it, the sight gave him the creeps. </text:p>
            <text:p text:style-name="Table_20_Contents">The Restricted Section was right at the back of the library. Step ping carefully over the rope that separated these books from the rest of the library, <text:soft-page-break/>he held up his lamp to read the titles. </text:p>
            <text:p text:style-name="Table_20_Contents">They didn't tell him much. Their peeling, faded gold letters spelled words in languages Harry couldn't understand. Some had no title at all. </text:p>
            <text:p text:style-name="Table_20_Contents">One book had a dark stain on it that looked horribly like blood. The hairs on the back of Harry's neck prickled. Maybe he was imagining it, maybe not, but he thought a faint whispering was coming from the books, as though they knew someone was there who shouldn't be. </text:p>
            <text:p text:style-name="Table_20_Contents">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ext:p text:style-name="Table_20_Contents">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ext:p text:style-name="Table_20_Contents">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ext:p text:style-name="Table_20_Contents">"You asked me to come directly to you, Professor, if anyone was wandering around at night, and somebody's been in the library Restricted Section." </text:p>
            <text:p text:style-name="Table_20_Contents">Harry felt the blood drain out of his face. Wherever he was, Filch must know a shortcut, because his soft, greasy voice was getting nearer, and to his horror, it was Snape who replied, "The Restricted Section? Well, they can't be far, we'll catch them." </text:p>
            <text:p text:style-name="Table_20_Contents">Harry stood rooted to the spot as Filch and Snape came around the corner ahead. They couldn't see him, of course, but it was a narrow corridor and if they came much nearer they'd knock right into him -- the cloak didn't stop him from being solid. </text:p>
            <text:p text:style-name="Table_20_Contents">He backed away as quietly as he could. A door <text:soft-page-break/>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ext:p text:style-name="Table_20_Contents">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ext:p text:style-name="Table_20_Contents">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ext:p text:style-name="Table_20_Contents">He had to clap his hands to his mouth to stop himself from screaming. He whirled around. His heart was pounding far more furiously than when the book had screamed -- for he had seen not only himself in the mirror, but a whole crowd of people standing right behind him. </text:p>
            <text:p text:style-name="Table_20_Contents">But the room was empty. Breathing very fast, he turned slowly back to the mirror. </text:p>
            <text:p text:style-name="Table_20_Contents">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ext:p text:style-name="Table_20_Contents">She was a very pretty woman. She had dark red hair and her eyes -- her eyes are just like mine, Harry thought, edging a little closer to the glass. Bright green -- exactly the same shape, but then he <text:soft-page-break/>noticed that she was crying; smiling, but crying at the same time. The tall, thin, black-haired man standing next to her put his arm around her. He wore glasses, and his hair was very untidy. It stuck up at the back, just as Harry's did. </text:p>
            <text:p text:style-name="Table_20_Contents">Harry was so close to the mirror now that his nose was nearly touching that of his reflection. </text:p>
            <text:p text:style-name="Table_20_Contents">"Mom?" he whispered. "Dad?" </text:p>
            <text:p text:style-name="Table_20_Contents">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ext:p text:style-name="Table_20_Contents">The Potters smiled and waved at Harry and he stared hungrily back at them, his hands pressed flat against the glass as though he was hoping to fall right through it and reach them. He had a powerful kind of ache inside him, half joy, half terrible sadness. </text:p>
            <text:p text:style-name="Table_20_Contents">How long he stood there, he didn't know. The reflections did not fade and he looked and looked until a distant noise brought him back to his senses. He couldn't stay here, he had to find his way back to bed. He tore his eyes away from his mother's face, whispered, "I'll come back," </text:p>
            <text:p text:style-name="Table_20_Contents">and hurried from the room. </text:p>
            <text:p text:style-name="Table_20_Contents">"You could have woken me up," said Ron, crossly. </text:p>
            <text:p text:style-name="Table_20_Contents">"You can come tonight, I'm going back, I want to show you the mirror. </text:p>
            <text:p text:style-name="Table_20_Contents">"I'd like to see your mom and dad," Ron said eagerly. </text:p>
            <text:p text:style-name="Table_20_Contents">"And I want to see all your family, all the Weasleys, you'll be able to show me your other brothers and everyone." </text:p>
            <text:p text:style-name="Table_20_Contents">"You can see them any old time," said Ron. "Just come round my house this summer. Anyway, maybe it only shows dead people. Shame about not finding Flamel, though. Have some bacon or something, why aren't you eating anything?" </text:p>
            <text:p text:style-name="Table_20_Contents">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ext:p text:style-name="Table_20_Contents">What Harry feared most was that he might not be <text:soft-page-break/>able to find the mirror room again. With Ron covered in the cloak, too, they had to walk much more slowly the next night. They tried retracing Harry's route from the library, wandering around the dark passageways for nearly an hour. </text:p>
            <text:p text:style-name="Table_20_Contents">"I'm freezing," said Ron. "Let's forget it and go back." </text:p>
            <text:p text:style-name="Table_20_Contents">"No!" Harry hissed. I know it's here somewhere." </text:p>
            <text:p text:style-name="Table_20_Contents">They passed the ghost of a tall witch gliding in the opposite direction, but saw no one else. just as Ron started moaning that his feet were dead with cold, Harry spotted the suit of armor. </text:p>
            <text:p text:style-name="Table_20_Contents">"It's here -- just here -- yes!" </text:p>
            <text:p text:style-name="Table_20_Contents">They pushed the door open. Harry dropped the cloak from around his shoulders and ran to the mirror. </text:p>
            <text:p text:style-name="Table_20_Contents">There they were. His mother and father beamed at the sight of him. </text:p>
            <text:p text:style-name="Table_20_Contents">"See?" Harry whispered. </text:p>
            <text:p text:style-name="Table_20_Contents">"I can't see anything." </text:p>
            <text:p text:style-name="Table_20_Contents">"Look! Look at them all... there are loads of them...." </text:p>
            <text:p text:style-name="Table_20_Contents">"I can only see you." </text:p>
            <text:p text:style-name="Table_20_Contents">"Look in it properly, go on, stand where I am." </text:p>
            <text:p text:style-name="Table_20_Contents">Harry stepped aside, but with Ron in front of the mirror, he couldn't see his family anymore, just Ron in his paisley pajamas. </text:p>
            <text:p text:style-name="Table_20_Contents">Ron, though, was staring transfixed at his image. </text:p>
            <text:p text:style-name="Table_20_Contents">"Look at me!" he said. </text:p>
            <text:p text:style-name="Table_20_Contents">"Can you see all your family standing around you?" </text:p>
            <text:p text:style-name="Table_20_Contents">"No -- I'm alone -- but I'm different -- I look older -- and I'm head boy!" </text:p>
            <text:p text:style-name="Table_20_Contents">"What?" </text:p>
            <text:p text:style-name="Table_20_Contents">"I am -- I'm wearing the badge like Bill used to -- and I'm holding the house cup and the Quidditch cup -- I'm Quidditch captain, too. </text:p>
            <text:p text:style-name="Table_20_Contents">Ron tore his eyes away from this splendid sight to look excitedly at Harry. </text:p>
            <text:p text:style-name="Table_20_Contents">"Do you think this mirror shows the future?" </text:p>
            <text:p text:style-name="Table_20_Contents">"How can it? All my family are dead -- let me have another look --" </text:p>
            <text:p text:style-name="Table_20_Contents">"You had it to yourself all last night, give me a bit more time." </text:p>
            <text:p text:style-name="Table_20_Contents">"You're only holding the Quidditch cup, what's interesting about that? I want to see my parents." </text:p>
            <text:p text:style-name="Table_20_Contents">"Don't push me --" </text:p>
            <text:p text:style-name="Table_20_Contents">A sudden noise outside in the corridor put an end to their discussion. </text:p>
            <text:p text:style-name="Table_20_Contents">They hadn't realized how loudly they had been <text:soft-page-break/>talking. </text:p>
            <text:p text:style-name="Table_20_Contents">"Quick!" </text:p>
            <text:p text:style-name="Table_20_Contents">Ron threw the cloak back over them as the luminous eyes of Mrs. Norris came round the door. Ron and Harry stood quite still, both thinking the same thing -- did the cloak work on cats? After what seemed an age, she turned and left. </text:p>
            <text:p text:style-name="Table_20_Contents">"This isn't safe -- she might have gone for Filch, I bet she heard us. </text:p>
            <text:p text:style-name="Table_20_Contents">Come on." </text:p>
            <text:p text:style-name="Table_20_Contents">And Ron pulled Harry out of the room. </text:p>
            <text:p text:style-name="Table_20_Contents">The snow still hadn't melted the next morning. </text:p>
            <text:p text:style-name="Table_20_Contents">"Want to play chess, Harry?" said Ron. </text:p>
            <text:p text:style-name="Table_20_Contents">"No." </text:p>
            <text:p text:style-name="Table_20_Contents">"Why don't we go down and visit Hagrid?" </text:p>
            <text:p text:style-name="Table_20_Contents">"No... you go..." </text:p>
            <text:p text:style-name="Table_20_Contents">"I know what you're thinking about, Harry, that mirror. Don't go back tonight." </text:p>
            <text:p text:style-name="Table_20_Contents">"Why not?" </text:p>
            <text:p text:style-name="Table_20_Contents">"I dunno, I've just got a bad feeling about it -- and anyway, you've had too many close shaves already. Filch, Snape, and Mrs. Norris are wandering around. So what if they can't see you? What if they walk into you? What if you knock something over?" </text:p>
            <text:p text:style-name="Table_20_Contents">"You sound like Hermione." </text:p>
            <text:p text:style-name="Table_20_Contents">"I'm serious, Harry, don't go." </text:p>
            <text:p text:style-name="Table_20_Contents">But Harry only had one thought in his head, which was to get back in front of the mirror, and Ron wasn't going to stop him. </text:p>
            <text:p text:style-name="Table_20_Contents">That third night he found his way more quickly than before. He was walking so fast he knew he was making more noise than was wise, but he didn't meet anyone. </text:p>
            <text:p text:style-name="Table_20_Contents">And there were his mother and father smiling at him again, and one of his grandfathers nodding happily. Harry sank down to sit on the floor in front of the mirror. There was nothing to stop him from staying here all night with his family. Nothing at all. </text:p>
            <text:p text:style-name="Table_20_Contents">Except -- "So -- back again, Harry?" </text:p>
            <text:p text:style-name="Table_20_Contents">Harry felt as though his insides had turned to ice. He looked behind him. Sitting on one of the desks by the wall was none other than Albus Dumbledore. Harry must have walked straight past him, so desperate to get to the mirror he hadn't noticed him. </text:p>
            <text:p text:style-name="Table_20_Contents">" -- I didn't see you, sir." </text:p>
            <text:p text:style-name="Table_20_Contents">"Strange how nearsighted being invisible can make <text:soft-page-break/>you," said Dumbledore, and Harry was relieved to see that he was smiling. </text:p>
            <text:p text:style-name="Table_20_Contents">"So," said Dumbledore, slipping off the desk to sit on the floor with Harry, "you, like hundreds before you, have discovered the delights of the Mirror of Erised." </text:p>
            <text:p text:style-name="Table_20_Contents">"I didn't know it was called that, Sir." </text:p>
            <text:p text:style-name="Table_20_Contents">"But I expect you've realized by now what it does?" </text:p>
            <text:p text:style-name="Table_20_Contents">"It -- well -- it shows me my family --" </text:p>
            <text:p text:style-name="Table_20_Contents">"And it showed your friend Ron himself as head boy." </text:p>
            <text:p text:style-name="Table_20_Contents">"How did you know --?" </text:p>
            <text:p text:style-name="Table_20_Contents">"I don't need a cloak to become invisible," said Dumbledore gently. </text:p>
            <text:p text:style-name="Table_20_Contents">"Now, can you think what the Mirror of Erised shows us all?" </text:p>
            <text:p text:style-name="Table_20_Contents">Harry shook his head. </text:p>
            <text:p text:style-name="Table_20_Contents">"Let me explain. The happiest man on earth would be able to use the Mirror of Erised like a normal mirror, that is, he would look into it and see himself exactly as he is. Does that help?" </text:p>
            <text:p text:style-name="Table_20_Contents">Harry thought. Then he said slowly, "It shows us what we want... </text:p>
            <text:p text:style-name="Table_20_Contents">whatever we want..." </text:p>
            <text:p text:style-name="Table_20_Contents">"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ext:p text:style-name="Table_20_Contents">"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ext:p text:style-name="Table_20_Contents">Harry stood up. </text:p>
            <text:p text:style-name="Table_20_Contents">"Sir -- Professor Dumbledore? Can I ask you something?" </text:p>
            <text:p text:style-name="Table_20_Contents">"Obviously, you've just done so," Dumbledore smiled. "You may ask me one more thing, however." </text:p>
            <text:p text:style-name="Table_20_Contents">"What do you see when you look in the mirror?" </text:p>
            <text:p text:style-name="Table_20_Contents"><text:soft-page-break/>"I? I see myself holding a pair of thick, woolen socks." </text:p>
            <text:p text:style-name="Table_20_Contents">Harry stared. </text:p>
            <text:p text:style-name="Table_20_Contents">"One can never have enough socks," said Dumbledore. "Another Christmas has come and gone and I didn't get a single pair. People will insist on giving me books." </text:p>
            <text:p text:style-name="Table_20_Contents">It was only when he was back in bed that it struck Harry that Dumbledore might not have been quite truthful. But then, he thought, as he shoved Scabbers off his pillow, it had been quite a personal question.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21T21:54:44.912000000</dc:date>
    <meta:editing-duration>PT9H49M18S</meta:editing-duration>
    <meta:editing-cycles>38</meta:editing-cycles>
    <meta:generator>LibreOffice/7.1.5.2$Windows_X86_64 LibreOffice_project/85f04e9f809797b8199d13c421bd8a2b025d52b5</meta:generator>
    <meta:document-statistic meta:table-count="1" meta:image-count="0" meta:object-count="0" meta:page-count="18" meta:paragraph-count="538" meta:word-count="10950" meta:character-count="63357" meta:non-whitespace-character-count="52770"/>
  </office:meta>
</office:document-meta>
</file>